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style:style>
    <style:style style:name="ce3" style:family="table-cell" style:parent-style-name="Default" style:data-style-name="N0">
      <style:table-cell-properties fo:border-top="none" fo:border-bottom="thin solid #FFFFFF" fo:border-left="thin solid #FFFFFF" fo:border-right="thin solid #FFFFFF" style:vertical-align="automatic" fo:background-color="#404040" style:repeat-content="false"/>
      <style:paragraph-properties fo:text-align="center"/>
      <style:text-properties fo:color="#FFFFFF" fo:font-size="20pt" style:font-size-asian="20pt" style:font-size-complex="20pt"/>
    </style:style>
    <style:style style:name="ce4" style:family="table-cell" style:parent-style-name="Default" style:data-style-name="N0">
      <style:table-cell-properties fo:border-top="none" fo:border-bottom="thin solid #FFFFFF" fo:border-left="thin solid #FFFFFF" fo:border-right="thin solid #FFFFFF" style:vertical-align="automatic" fo:wrap-option="wrap" fo:background-color="#404040" style:repeat-content="false"/>
      <style:paragraph-properties fo:text-align="center"/>
      <style:text-properties fo:color="#FFFFFF" fo:font-size="20pt" style:font-size-asian="20pt" style:font-size-complex="20pt"/>
    </style:style>
    <style:style style:name="ce5" style:family="table-cell" style:parent-style-name="Default" style:data-style-name="N0">
      <style:table-cell-properties fo:border-top="thin solid #FFFFFF" fo:border-bottom="thin solid #000000" fo:border-left="thin solid #FFFFFF" fo:border-right="thin solid #FFFFFF" style:vertical-align="automatic" fo:background-color="#404040" style:repeat-content="false"/>
      <style:paragraph-properties fo:text-align="center"/>
      <style:text-properties fo:color="#FFFFFF" fo:font-size="20pt" style:font-size-asian="20pt" style:font-size-complex="20pt"/>
    </style:style>
    <style:style style:name="ce6" style:family="table-cell" style:parent-style-name="Default" style:data-style-name="N0">
      <style:table-cell-properties fo:border="thin solid #FFFFFF" style:vertical-align="automatic" fo:wrap-option="wrap" fo:background-color="#404040" style:repeat-content="false"/>
      <style:paragraph-properties fo:text-align="center"/>
      <style:text-properties fo:color="#FFFFFF" fo:font-size="20pt" style:font-size-asian="20pt" style:font-size-complex="20pt"/>
    </style:style>
    <style:style style:name="ce7" style:family="table-cell" style:parent-style-name="Default" style:data-style-name="N0">
      <style:table-cell-properties fo:border-top="none" fo:border-bottom="none" fo:border-left="thin solid #FFFFFF" fo:border-right="thin solid #FFFFFF" style:vertical-align="automatic" fo:background-color="#404040" style:repeat-content="false"/>
      <style:paragraph-properties fo:text-align="center"/>
      <style:text-properties fo:color="#FFFFFF" fo:font-size="20pt" style:font-size-asian="20pt" style:font-size-complex="20pt"/>
    </style:style>
    <style:style style:name="ce8" style:family="table-cell" style:parent-style-name="Default" style:data-style-name="N0">
      <style:table-cell-properties fo:border-top="none" fo:border-bottom="none" fo:border-left="thin solid #FFFFFF" fo:border-right="thin solid #FFFFFF" style:vertical-align="automatic" fo:wrap-option="wrap" fo:background-color="#404040" style:repeat-content="false"/>
      <style:paragraph-properties fo:text-align="center"/>
      <style:text-properties fo:color="#FFFFFF" fo:font-size="20pt" style:font-size-asian="20pt" style:font-size-complex="20pt"/>
    </style:style>
    <style:style style:name="ce9" style:family="table-cell" style:parent-style-name="Default" style:data-style-name="N0">
      <style:table-cell-properties fo:border-top="none" fo:border-bottom="none" fo:border-left="thin solid #FFFFFF" fo:border-right="none" style:vertical-align="automatic" fo:wrap-option="wrap" fo:background-color="#404040" style:repeat-content="false"/>
      <style:paragraph-properties fo:text-align="center"/>
      <style:text-properties fo:color="#FFFFFF" fo:font-size="20pt" style:font-size-asian="20pt" style:font-size-complex="20pt"/>
    </style:style>
    <style:style style:name="ce10" style:family="table-cell" style:parent-style-name="Default" style:data-style-name="N0">
      <style:table-cell-properties style:vertical-align="automatic" fo:wrap-option="wrap" fo:background-color="#404040" style:repeat-content="false"/>
      <style:paragraph-properties fo:text-align="center"/>
      <style:text-properties fo:color="#FFFFFF" fo:font-size="20pt" style:font-size-asian="20pt" style:font-size-complex="20pt"/>
    </style:style>
    <style:style style:name="ce11" style:family="table-cell" style:parent-style-name="Default" style:data-style-name="N0">
      <style:table-cell-properties style:vertical-align="automatic" style:repeat-content="false"/>
      <style:paragraph-properties fo:text-align="center"/>
    </style:style>
    <style:style style:name="ce12" style:family="table-cell" style:parent-style-name="Default" style:data-style-name="N0">
      <style:table-cell-properties fo:border-top="thin solid #FFFFFF" fo:border-bottom="none" fo:border-left="none" fo:border-right="thin solid #000000" style:vertical-align="automatic" fo:background-color="transparent" style:repeat-content="false"/>
      <style:paragraph-properties fo:text-align="center"/>
    </style:style>
    <style:style style:name="ce13" style:family="table-cell" style:parent-style-name="Default" style:data-style-name="N0">
      <style:table-cell-properties fo:border="thin solid #000000" style:vertical-align="automatic" fo:wrap-option="wrap" fo:background-color="transparent" style:repeat-content="false"/>
      <style:paragraph-properties fo:text-align="center"/>
    </style:style>
    <style:style style:name="ce14" style:family="table-cell" style:parent-style-name="Default" style:data-style-name="N0">
      <style:table-cell-properties fo:border-top="thin solid #FFFFFF" fo:border-bottom="none" fo:border-left="thin solid #000000" fo:border-right="none" style:vertical-align="automatic" fo:wrap-option="wrap" fo:background-color="transparent" style:repeat-content="false"/>
      <style:paragraph-properties fo:text-align="center"/>
    </style:style>
    <style:style style:name="ce15" style:family="table-cell" style:parent-style-name="Default" style:data-style-name="N0">
      <style:table-cell-properties style:vertical-align="automatic" fo:wrap-option="wrap" style:repeat-content="false"/>
      <style:paragraph-properties fo:text-align="center"/>
    </style:style>
    <style:style style:name="ce16" style:family="table-cell" style:parent-style-name="Default" style:data-style-name="N36">
      <style:table-cell-properties style:vertical-align="automatic" fo:wrap-option="wrap" style:repeat-content="false"/>
      <style:paragraph-properties fo:text-align="center"/>
    </style:style>
    <style:style style:name="ce17" style:family="table-cell" style:parent-style-name="Default" style:data-style-name="N0">
      <style:table-cell-properties style:vertical-align="automatic" fo:wrap-option="wrap" fo:background-color="#4EA72E" style:repeat-content="false"/>
      <style:paragraph-properties fo:text-align="center"/>
    </style:style>
    <style:style style:name="ce18" style:family="table-cell" style:parent-style-name="Default" style:data-style-name="N0">
      <style:table-cell-properties fo:border-top="thin solid #FFFFFF" fo:border-bottom="thin solid #FFFFFF" fo:border-left="thin solid #000000" fo:border-right="none" style:vertical-align="automatic" fo:wrap-option="wrap" fo:background-color="transparent" style:repeat-content="false"/>
      <style:paragraph-properties fo:text-align="center"/>
    </style:style>
    <style:style style:name="ce19" style:family="table-cell" style:parent-style-name="Default" style:data-style-name="N0">
      <style:table-cell-properties style:vertical-align="automatic" fo:wrap-option="wrap" style:repeat-content="false"/>
      <style:paragraph-properties fo:text-align="start" fo:margin-left="0cm"/>
    </style:style>
    <style:style style:name="ce20" style:family="table-cell" style:parent-style-name="Default" style:data-style-name="N0"/>
    <style:style style:name="ce21" style:family="table-cell" style:parent-style-name="Default" style:data-style-name="N0">
      <style:table-cell-properties fo:border-top="thin solid #000000" fo:border-bottom="none" fo:border-left="none" fo:border-right="none" style:vertical-align="automatic" fo:wrap-option="wrap" fo:background-color="transparent" style:repeat-content="false"/>
      <style:paragraph-properties fo:text-align="center"/>
    </style:style>
    <style:style style:name="ce22" style:family="table-cell" style:parent-style-name="Default" style:data-style-name="N0">
      <style:table-cell-properties style:vertical-align="automatic" fo:wrap-option="wrap"/>
    </style:style>
    <style:style style:name="ce23" style:family="table-cell" style:parent-style-name="Default" style:data-style-name="N36">
      <style:table-cell-properties style:vertical-align="automatic" fo:wrap-option="wrap"/>
    </style:style>
    <style:style style:name="ce24" style:family="table-cell" style:parent-style-name="Default" style:data-style-name="N0">
      <style:table-cell-properties style:vertical-align="automatic" fo:wrap-option="wrap" fo:background-color="#4EA72E"/>
    </style:style>
    <style:style style:name="ce25" style:family="table-cell" style:parent-style-name="Default" style:data-style-name="N0">
      <style:table-cell-properties style:vertical-align="automatic" fo:wrap-option="wrap" fo:background-color="#FF0000"/>
    </style:style>
    <style:style style:name="ce26" style:family="table-cell" style:parent-style-name="Default" style:data-style-name="N0">
      <style:table-cell-properties style:vertical-align="automatic" fo:wrap-option="wrap" fo:background-color="transparent" style:repeat-content="false"/>
      <style:paragraph-properties fo:text-align="center"/>
    </style:style>
    <style:style style:name="ce27" style:family="table-cell" style:parent-style-name="Default" style:data-style-name="N36"/>
    <style:style style:name="ce28" style:family="table-cell" style:parent-style-name="Default" style:data-style-name="N0">
      <style:table-cell-properties fo:border-top="none" fo:border-bottom="none" fo:border-left="none" fo:border-right="thin solid #000000" style:vertical-align="automatic" fo:background-color="transparent" style:repeat-content="false"/>
      <style:paragraph-properties fo:text-align="center"/>
    </style:style>
    <style:style style:name="ce29" style:family="table-cell" style:parent-style-name="Default" style:data-style-name="N0">
      <style:table-cell-properties style:vertical-align="automatic" fo:background-color="transparent" style:repeat-content="false"/>
      <style:paragraph-properties fo:text-align="center"/>
    </style:style>
    <style:style style:name="ce30" style:family="table-cell" style:parent-style-name="Default" style:data-style-name="N36">
      <style:table-cell-properties style:vertical-align="automatic" style:repeat-content="false"/>
      <style:paragraph-properties fo:text-align="center"/>
    </style:style>
    <style:style style:name="ce31" style:family="table-cell" style:parent-style-name="Default" style:data-style-name="N0">
      <style:table-cell-properties fo:background-color="#FFFF00"/>
    </style:style>
    <style:style style:name="ce32" style:family="table-cell" style:parent-style-name="Default" style:data-style-name="N27"/>
    <style:style style:name="ce33" style:family="table-cell" style:parent-style-name="Default" style:data-style-name="N0">
      <style:table-cell-properties style:vertical-align="automatic" fo:wrap-option="wrap" fo:background-color="transparent" style:repeat-content="false"/>
      <style:paragraph-properties fo:text-align="center"/>
    </style:style>
    <style:style style:name="co1" style:family="table-column">
      <style:table-column-properties fo:break-before="auto" style:column-width="1.69333333333333cm"/>
    </style:style>
    <style:style style:name="co2" style:family="table-column">
      <style:table-column-properties fo:break-before="auto" style:column-width="10.9272916666667cm"/>
    </style:style>
    <style:style style:name="co3" style:family="table-column">
      <style:table-column-properties fo:break-before="auto" style:column-width="8.810625cm"/>
    </style:style>
    <style:style style:name="co4" style:family="table-column">
      <style:table-column-properties fo:break-before="auto" style:column-width="5.715cm"/>
    </style:style>
    <style:style style:name="co5" style:family="table-column">
      <style:table-column-properties fo:break-before="auto" style:column-width="8.36083333333333cm"/>
    </style:style>
    <style:style style:name="co6" style:family="table-column">
      <style:table-column-properties fo:break-before="auto" style:column-width="8.12270833333333cm"/>
    </style:style>
    <style:style style:name="ro1" style:family="table-row">
      <style:table-row-properties style:row-height="26.25pt" style:use-optimal-row-height="true" fo:break-before="auto"/>
    </style:style>
    <style:style style:name="ro2" style:family="table-row">
      <style:table-row-properties style:row-height="119.25pt" style:use-optimal-row-height="false" fo:break-before="auto"/>
    </style:style>
    <style:style style:name="ro3" style:family="table-row">
      <style:table-row-properties style:row-height="126.75pt" style:use-optimal-row-height="false" fo:break-before="auto"/>
    </style:style>
    <style:style style:name="ro4" style:family="table-row">
      <style:table-row-properties style:row-height="150pt" style:use-optimal-row-height="false" fo:break-before="auto"/>
    </style:style>
    <style:style style:name="ro5" style:family="table-row">
      <style:table-row-properties style:row-height="93.75pt" style:use-optimal-row-height="false" fo:break-before="auto"/>
    </style:style>
    <style:style style:name="ro6" style:family="table-row">
      <style:table-row-properties style:row-height="117pt" style:use-optimal-row-height="false" fo:break-before="auto"/>
    </style:style>
    <style:style style:name="ro7" style:family="table-row">
      <style:table-row-properties style:row-height="95.25pt" style:use-optimal-row-height="false" fo:break-before="auto"/>
    </style:style>
    <style:style style:name="ro8" style:family="table-row">
      <style:table-row-properties style:row-height="85.5pt" style:use-optimal-row-height="false" fo:break-before="auto"/>
    </style:style>
    <style:style style:name="ro9" style:family="table-row">
      <style:table-row-properties style:row-height="114.75pt" style:use-optimal-row-height="false" fo:break-before="auto"/>
    </style:style>
    <style:style style:name="ro10" style:family="table-row">
      <style:table-row-properties style:row-height="108.75pt" style:use-optimal-row-height="false" fo:break-before="auto"/>
    </style:style>
    <style:style style:name="ro11" style:family="table-row">
      <style:table-row-properties style:row-height="135.75pt" style:use-optimal-row-height="false" fo:break-before="auto"/>
    </style:style>
    <style:style style:name="ro12" style:family="table-row">
      <style:table-row-properties style:row-height="75.75pt" style:use-optimal-row-height="false" fo:break-before="auto"/>
    </style:style>
    <style:style style:name="ro13" style:family="table-row">
      <style:table-row-properties style:row-height="81.75pt" style:use-optimal-row-height="false" fo:break-before="auto"/>
    </style:style>
    <style:style style:name="ro14" style:family="table-row">
      <style:table-row-properties style:row-height="87.75pt" style:use-optimal-row-height="false" fo:break-before="auto"/>
    </style:style>
    <style:style style:name="ro15" style:family="table-row">
      <style:table-row-properties style:row-height="94.5pt" style:use-optimal-row-height="false" fo:break-before="auto"/>
    </style:style>
    <style:style style:name="ro16" style:family="table-row">
      <style:table-row-properties style:row-height="120pt" style:use-optimal-row-height="false" fo:break-before="auto"/>
    </style:style>
    <style:style style:name="ro17" style:family="table-row">
      <style:table-row-properties style:row-height="96.75pt" style:use-optimal-row-height="false" fo:break-before="auto"/>
    </style:style>
    <style:style style:name="ro18" style:family="table-row">
      <style:table-row-properties style:row-height="92.25pt" style:use-optimal-row-height="false" fo:break-before="auto"/>
    </style:style>
    <style:style style:name="ro19" style:family="table-row">
      <style:table-row-properties style:row-height="68.25pt" style:use-optimal-row-height="false" fo:break-before="auto"/>
    </style:style>
    <style:style style:name="ro20" style:family="table-row">
      <style:table-row-properties style:row-height="96pt" style:use-optimal-row-height="false" fo:break-before="auto"/>
    </style:style>
    <style:style style:name="ro21" style:family="table-row">
      <style:table-row-properties style:row-height="102.75pt" style:use-optimal-row-height="false" fo:break-before="auto"/>
    </style:style>
    <style:style style:name="ro22" style:family="table-row">
      <style:table-row-properties style:row-height="58.5pt" style:use-optimal-row-height="false" fo:break-before="auto"/>
    </style:style>
    <style:style style:name="ro23" style:family="table-row">
      <style:table-row-properties style:row-height="83.25pt" style:use-optimal-row-height="false" fo:break-before="auto"/>
    </style:style>
    <style:style style:name="ro24" style:family="table-row">
      <style:table-row-properties style:row-height="88.5pt" style:use-optimal-row-height="false" fo:break-before="auto"/>
    </style:style>
    <style:style style:name="ro25" style:family="table-row">
      <style:table-row-properties style:row-height="79.5pt" style:use-optimal-row-height="false" fo:break-before="auto"/>
    </style:style>
    <style:style style:name="ro26" style:family="table-row">
      <style:table-row-properties style:row-height="100.5pt" style:use-optimal-row-height="false" fo:break-before="auto"/>
    </style:style>
    <style:style style:name="ro27" style:family="table-row">
      <style:table-row-properties style:row-height="80.25pt" style:use-optimal-row-height="false" fo:break-before="auto"/>
    </style:style>
    <style:style style:name="ro28" style:family="table-row">
      <style:table-row-properties style:row-height="123pt" style:use-optimal-row-height="false" fo:break-before="auto"/>
    </style:style>
    <style:style style:name="ro29" style:family="table-row">
      <style:table-row-properties style:row-height="121.5pt" style:use-optimal-row-height="false" fo:break-before="auto"/>
    </style:style>
    <style:style style:name="ro30" style:family="table-row">
      <style:table-row-properties style:row-height="129.75pt" style:use-optimal-row-height="false" fo:break-before="auto"/>
    </style:style>
    <style:style style:name="ro31" style:family="table-row">
      <style:table-row-properties style:row-height="89.25pt" style:use-optimal-row-height="false" fo:break-before="auto"/>
    </style:style>
    <style:style style:name="ro32" style:family="table-row">
      <style:table-row-properties style:row-height="75pt" style:use-optimal-row-height="false" fo:break-before="auto"/>
    </style:style>
    <style:style style:name="ro33" style:family="table-row">
      <style:table-row-properties style:row-height="117.75pt" style:use-optimal-row-height="false" fo:break-before="auto"/>
    </style:style>
    <style:style style:name="ro34" style:family="table-row">
      <style:table-row-properties style:row-height="118.5pt" style:use-optimal-row-height="false" fo:break-before="auto"/>
    </style:style>
    <style:style style:name="ro35" style:family="table-row">
      <style:table-row-properties style:row-height="108pt" style:use-optimal-row-height="false" fo:break-before="auto"/>
    </style:style>
    <style:style style:name="ro36" style:family="table-row">
      <style:table-row-properties style:row-height="76.5pt" style:use-optimal-row-height="false" fo:break-before="auto"/>
    </style:style>
    <style:style style:name="ro37" style:family="table-row">
      <style:table-row-properties style:row-height="112.5pt" style:use-optimal-row-height="false" fo:break-before="auto"/>
    </style:style>
    <style:style style:name="ro38" style:family="table-row">
      <style:table-row-properties style:row-height="84pt" style:use-optimal-row-height="false" fo:break-before="auto"/>
    </style:style>
    <style:style style:name="ro39" style:family="table-row">
      <style:table-row-properties style:row-height="54pt" style:use-optimal-row-height="false" fo:break-before="auto"/>
    </style:style>
    <style:style style:name="ro40" style:family="table-row">
      <style:table-row-properties style:row-height="73.5pt" style:use-optimal-row-height="false" fo:break-before="auto"/>
    </style:style>
    <style:style style:name="ro41" style:family="table-row">
      <style:table-row-properties style:row-height="120.75pt" style:use-optimal-row-height="false" fo:break-before="auto"/>
    </style:style>
    <style:style style:name="ro42" style:family="table-row">
      <style:table-row-properties style:row-height="90.75pt" style:use-optimal-row-height="false" fo:break-before="auto"/>
    </style:style>
    <style:style style:name="ro43" style:family="table-row">
      <style:table-row-properties style:row-height="106.5pt" style:use-optimal-row-height="false" fo:break-before="auto"/>
    </style:style>
    <style:style style:name="ro44" style:family="table-row">
      <style:table-row-properties style:row-height="78.75pt" style:use-optimal-row-height="false" fo:break-before="auto"/>
    </style:style>
    <style:style style:name="ro45" style:family="table-row">
      <style:table-row-properties style:row-height="90pt" style:use-optimal-row-height="false" fo:break-before="auto"/>
    </style:style>
    <style:style style:name="ro46" style:family="table-row">
      <style:table-row-properties style:row-height="102pt" style:use-optimal-row-height="false" fo:break-before="auto"/>
    </style:style>
    <style:style style:name="ro47" style:family="table-row">
      <style:table-row-properties style:row-height="15pt" style:use-optimal-row-height="false" fo:break-before="auto"/>
    </style:style>
    <style:style style:name="ro48"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unka1" table:style-name="ta1">
        <table:table-column table:style-name="co1" table:number-columns-repeated="3" table:default-cell-style-name="ce2"/>
        <table:table-column table:style-name="co1" table:default-cell-style-name="ce1"/>
        <table:table-column table:style-name="co2" table:default-cell-style-name="ce1"/>
        <table:table-column table:style-name="co1" table:default-cell-style-name="ce1"/>
        <table:table-column table:style-name="co3" table:default-cell-style-name="ce1"/>
        <table:table-column table:style-name="co1" table:default-cell-style-name="ce2"/>
        <table:table-column table:style-name="co4" table:default-cell-style-name="ce2"/>
        <table:table-column table:style-name="co1" table:default-cell-style-name="ce1"/>
        <table:table-column table:style-name="co5" table:default-cell-style-name="ce2"/>
        <table:table-column table:style-name="co1" table:default-cell-style-name="ce2"/>
        <table:table-column table:style-name="co6" table:default-cell-style-name="ce2"/>
        <table:table-column table:style-name="co1" table:number-columns-repeated="12" table:default-cell-style-name="ce2"/>
        <table:table-column table:style-name="co1" table:number-columns-repeated="16359" table:default-cell-style-name="ce1"/>
        <table:table-row table:style-name="ro1">
          <table:table-cell office:value-type="string" table:number-columns-spanned="3" table:number-rows-spanned="1" table:style-name="ce3">
            <text:p>ID</text:p>
          </table:table-cell>
          <table:covered-table-cell table:number-columns-repeated="2"/>
          <table:table-cell office:value-type="string" table:number-columns-spanned="2" table:number-rows-spanned="1" table:style-name="ce4">
            <text:p>DESCR.</text:p>
          </table:table-cell>
          <table:covered-table-cell/>
          <table:table-cell office:value-type="string" table:number-columns-spanned="2" table:number-rows-spanned="1" table:style-name="ce5">
            <text:p>STEPS</text:p>
          </table:table-cell>
          <table:covered-table-cell/>
          <table:table-cell office:value-type="string" table:number-columns-spanned="2" table:number-rows-spanned="1" table:style-name="ce6">
            <text:p>PRECON.</text:p>
          </table:table-cell>
          <table:covered-table-cell/>
          <table:table-cell office:value-type="string" table:number-columns-spanned="2" table:number-rows-spanned="1" table:style-name="ce7">
            <text:p>EXPECTED</text:p>
          </table:table-cell>
          <table:covered-table-cell/>
          <table:table-cell office:value-type="string" table:number-columns-spanned="2" table:number-rows-spanned="1" table:style-name="ce8">
            <text:p>ACTUAL</text:p>
          </table:table-cell>
          <table:covered-table-cell/>
          <table:table-cell office:value-type="string" table:number-columns-spanned="2" table:number-rows-spanned="1" table:style-name="ce8">
            <text:p>DATET.</text:p>
          </table:table-cell>
          <table:covered-table-cell/>
          <table:table-cell office:value-type="string" table:number-columns-spanned="2" table:number-rows-spanned="1" table:style-name="ce8">
            <text:p>POSTCON.</text:p>
          </table:table-cell>
          <table:covered-table-cell/>
          <table:table-cell office:value-type="string" table:number-columns-spanned="2" table:number-rows-spanned="1" table:style-name="ce9">
            <text:p>OS</text:p>
          </table:table-cell>
          <table:covered-table-cell/>
          <table:table-cell office:value-type="string" table:number-columns-spanned="2" table:number-rows-spanned="1" table:style-name="ce10">
            <text:p>BROWS.</text:p>
          </table:table-cell>
          <table:covered-table-cell/>
          <table:table-cell office:value-type="string" table:number-columns-spanned="2" table:number-rows-spanned="1" table:style-name="ce10">
            <text:p>RESULT</text:p>
          </table:table-cell>
          <table:covered-table-cell/>
          <table:table-cell office:value-type="string" table:number-columns-spanned="2" table:number-rows-spanned="1" table:style-name="ce10">
            <text:p>BUG ID</text:p>
          </table:table-cell>
          <table:covered-table-cell/>
          <table:table-cell table:number-columns-repeated="16359"/>
        </table:table-row>
        <table:table-row table:style-name="ro2">
          <table:table-cell office:value-type="string" table:number-columns-spanned="3" table:number-rows-spanned="1" table:style-name="ce11">
            <text:p>LF-MT-001</text:p>
          </table:table-cell>
          <table:covered-table-cell table:number-columns-repeated="2"/>
          <table:table-cell office:value-type="string" table:number-columns-spanned="2" table:number-rows-spanned="1" table:style-name="ce12">
            <text:p>Using the API to get the json object of all courses</text:p>
          </table:table-cell>
          <table:covered-table-cell/>
          <table:table-cell office:value-type="string" table:number-columns-spanned="2" table:number-rows-spanned="1" table:style-name="ce13">
            <text:p>1: start the db and backend servers<text:s/></text:p>
            <text:p>2: open Postman<text:s/></text:p>
            <text:p>3: send GET request to http://localhost:8080/courses/</text:p>
          </table:table-cell>
          <table:covered-table-cell/>
          <table:table-cell office:value-type="string" table:number-columns-spanned="2" table:number-rows-spanned="1" table:style-name="ce14">
            <text:p>running servers, existing courses in the db</text:p>
          </table:table-cell>
          <table:covered-table-cell/>
          <table:table-cell office:value-type="string" table:number-columns-spanned="2" table:number-rows-spanned="1" table:style-name="ce11">
            <text:p>all the existing courses show up in a json format</text:p>
          </table:table-cell>
          <table:covered-table-cell/>
          <table:table-cell office:value-type="string" table:number-columns-spanned="2" table:number-rows-spanned="1" table:style-name="ce15">
            <text:p>all the existing courses show up in a json format</text:p>
          </table:table-cell>
          <table:covered-table-cell/>
          <table:table-cell office:value-type="date" office:date-value="2026-01-08T14:18:00" table:number-columns-spanned="2" table:number-rows-spanned="1" table:style-name="ce16">
            <text:p>2026.01.08 14:18</text:p>
          </table:table-cell>
          <table:covered-table-cell/>
          <table:table-cell office:value-type="string" table:number-columns-spanned="2" table:number-rows-spanned="1" table:style-name="ce15">
            <text:p>-</text:p>
          </table:table-cell>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text:p>
          </table:table-cell>
          <table:covered-table-cell/>
          <table:table-cell office:value-type="string" table:number-columns-spanned="2" table:number-rows-spanned="1" table:style-name="ce17">
            <text:p>Passed</text:p>
          </table:table-cell>
          <table:covered-table-cell/>
          <table:table-cell office:value-type="string" table:number-columns-spanned="2" table:number-rows-spanned="1" table:style-name="ce15">
            <text:p>-</text:p>
          </table:table-cell>
          <table:covered-table-cell/>
          <table:table-cell table:number-columns-repeated="16359"/>
        </table:table-row>
        <table:table-row table:style-name="ro3">
          <table:table-cell office:value-type="string" table:number-columns-spanned="3" table:number-rows-spanned="1" table:style-name="ce11">
            <text:p>LF-MT-002</text:p>
          </table:table-cell>
          <table:covered-table-cell table:number-columns-repeated="2"/>
          <table:table-cell office:value-type="string" table:number-columns-spanned="2" table:number-rows-spanned="1" table:style-name="ce11">
            <text:p>Using the API to get the json object of all users</text:p>
          </table:table-cell>
          <table:covered-table-cell/>
          <table:table-cell office:value-type="string" table:number-columns-spanned="2" table:number-rows-spanned="1" table:style-name="ce13">
            <text:p>1: start the db and backend servers<text:s/></text:p>
            <text:p>2: open Postman<text:s/></text:p>
            <text:p>3: send GET request to http://localhost:8080/users/</text:p>
          </table:table-cell>
          <table:covered-table-cell/>
          <table:table-cell office:value-type="string" table:number-columns-spanned="2" table:number-rows-spanned="1" table:style-name="ce15">
            <text:p>running servers, existing users in the db</text:p>
          </table:table-cell>
          <table:covered-table-cell/>
          <table:table-cell office:value-type="string" table:number-columns-spanned="2" table:number-rows-spanned="1" table:style-name="ce11">
            <text:p>all the existing users show up in a json format</text:p>
          </table:table-cell>
          <table:covered-table-cell/>
          <table:table-cell office:value-type="string" table:number-columns-spanned="2" table:number-rows-spanned="1" table:style-name="ce15">
            <text:p>all the existing users show up in a json format</text:p>
          </table:table-cell>
          <table:covered-table-cell/>
          <table:table-cell office:value-type="date" office:date-value="2026-01-08T14:20:00" table:number-columns-spanned="2" table:number-rows-spanned="1" table:style-name="ce16">
            <text:p>2026.01.08 14:20</text:p>
          </table:table-cell>
          <table:covered-table-cell/>
          <table:table-cell office:value-type="string" table:number-columns-spanned="2" table:number-rows-spanned="1" table:style-name="ce15">
            <text:p>-</text:p>
          </table:table-cell>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text:p>
          </table:table-cell>
          <table:covered-table-cell/>
          <table:table-cell office:value-type="string" table:number-columns-spanned="2" table:number-rows-spanned="1" table:style-name="ce17">
            <text:p>Passed</text:p>
          </table:table-cell>
          <table:covered-table-cell/>
          <table:table-cell office:value-type="string" table:number-columns-spanned="2" table:number-rows-spanned="1" table:style-name="ce15">
            <text:p>-</text:p>
          </table:table-cell>
          <table:covered-table-cell/>
          <table:table-cell table:number-columns-repeated="16359"/>
        </table:table-row>
        <table:table-row table:style-name="ro4">
          <table:table-cell office:value-type="string" table:number-columns-spanned="3" table:number-rows-spanned="1" table:style-name="ce11">
            <text:p>LF-MT-003</text:p>
          </table:table-cell>
          <table:covered-table-cell table:number-columns-repeated="2"/>
          <table:table-cell office:value-type="string" table:number-columns-spanned="2" table:number-rows-spanned="1" table:style-name="ce11">
            <text:p>Using the API to get the json object of a course specified by an ID</text:p>
          </table:table-cell>
          <table:covered-table-cell/>
          <table:table-cell office:value-type="string" table:number-columns-spanned="2" table:number-rows-spanned="1" table:style-name="ce13">
            <text:p>1: start the db and backend servers<text:s/></text:p>
            <text:p>2: open Postman<text:s/></text:p>
            <text:p>3: send GET request to http://localhost:8080/courses/&lt;valid id&gt;</text:p>
          </table:table-cell>
          <table:covered-table-cell/>
          <table:table-cell office:value-type="string" table:number-columns-spanned="2" table:number-rows-spanned="1" table:style-name="ce18">
            <text:p>running servers, existing courses in the db</text:p>
          </table:table-cell>
          <table:covered-table-cell/>
          <table:table-cell office:value-type="string" table:number-columns-spanned="2" table:number-rows-spanned="1" table:style-name="ce11">
            <text:p>the course of the specified ID shows up in a json format</text:p>
          </table:table-cell>
          <table:covered-table-cell/>
          <table:table-cell office:value-type="string" table:number-columns-spanned="2" table:number-rows-spanned="1" table:style-name="ce15">
            <text:p>the course of the specified ID shows up in a json format</text:p>
          </table:table-cell>
          <table:covered-table-cell/>
          <table:table-cell office:value-type="date" office:date-value="2026-01-08T14:21:00" table:number-columns-spanned="2" table:number-rows-spanned="1" table:style-name="ce16">
            <text:p>2026.01.08 14:21</text:p>
          </table:table-cell>
          <table:covered-table-cell/>
          <table:table-cell office:value-type="string" table:number-columns-spanned="2" table:number-rows-spanned="1" table:style-name="ce15">
            <text:p>-</text:p>
          </table:table-cell>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text:p>
          </table:table-cell>
          <table:covered-table-cell/>
          <table:table-cell office:value-type="string" table:number-columns-spanned="2" table:number-rows-spanned="1" table:style-name="ce17">
            <text:p>Passed</text:p>
          </table:table-cell>
          <table:covered-table-cell/>
          <table:table-cell office:value-type="string" table:number-columns-spanned="2" table:number-rows-spanned="1" table:style-name="ce15">
            <text:p>-</text:p>
          </table:table-cell>
          <table:covered-table-cell/>
          <table:table-cell table:number-columns-repeated="16359"/>
        </table:table-row>
        <table:table-row table:style-name="ro5">
          <table:table-cell office:value-type="string" table:number-columns-spanned="3" table:number-rows-spanned="1" table:style-name="ce11">
            <text:p>LF-MT-004</text:p>
          </table:table-cell>
          <table:covered-table-cell table:number-columns-repeated="2"/>
          <table:table-cell office:value-type="string" table:number-columns-spanned="2" table:number-rows-spanned="1" table:style-name="ce11">
            <text:p>Using the API to get the json object of an user specified by an ID</text:p>
          </table:table-cell>
          <table:covered-table-cell/>
          <table:table-cell office:value-type="string" table:number-columns-spanned="2" table:number-rows-spanned="1" table:style-name="ce13">
            <text:p>1: start the db and backend servers<text:s/></text:p>
            <text:p>2: open Postman<text:s/></text:p>
            <text:p>3: send GET request to http://localhost:8080/users/&lt;valid id&gt;</text:p>
          </table:table-cell>
          <table:covered-table-cell/>
          <table:table-cell office:value-type="string" table:number-columns-spanned="2" table:number-rows-spanned="1" table:style-name="ce14">
            <text:p>running servers, existing users in the db</text:p>
          </table:table-cell>
          <table:covered-table-cell/>
          <table:table-cell office:value-type="string" table:number-columns-spanned="2" table:number-rows-spanned="1" table:style-name="ce11">
            <text:p>the user of the specified ID shows up in a json format</text:p>
          </table:table-cell>
          <table:covered-table-cell/>
          <table:table-cell office:value-type="string" table:number-columns-spanned="2" table:number-rows-spanned="1" table:style-name="ce15">
            <text:p>the user of the specified ID shows up in a json format</text:p>
          </table:table-cell>
          <table:covered-table-cell/>
          <table:table-cell office:value-type="date" office:date-value="2026-01-08T14:22:00" table:number-columns-spanned="2" table:number-rows-spanned="1" table:style-name="ce16">
            <text:p>2026.01.08 14:22</text:p>
          </table:table-cell>
          <table:covered-table-cell/>
          <table:table-cell office:value-type="string" table:number-columns-spanned="2" table:number-rows-spanned="1" table:style-name="ce15">
            <text:p>-</text:p>
          </table:table-cell>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text:p>
          </table:table-cell>
          <table:covered-table-cell/>
          <table:table-cell office:value-type="string" table:number-columns-spanned="2" table:number-rows-spanned="1" table:style-name="ce17">
            <text:p>Passed</text:p>
          </table:table-cell>
          <table:covered-table-cell/>
          <table:table-cell office:value-type="string" table:number-columns-spanned="2" table:number-rows-spanned="1" table:style-name="ce15">
            <text:p>-</text:p>
          </table:table-cell>
          <table:covered-table-cell/>
          <table:table-cell table:number-columns-repeated="16359"/>
        </table:table-row>
        <table:table-row table:style-name="ro6">
          <table:table-cell office:value-type="string" table:number-columns-spanned="3" table:number-rows-spanned="1" table:style-name="ce11">
            <text:p>LF-MT-005</text:p>
          </table:table-cell>
          <table:covered-table-cell table:number-columns-repeated="2"/>
          <table:table-cell office:value-type="string" table:style-name="ce1">
            <text:p>Login into an account with valid credentials</text:p>
          </table:table-cell>
          <table:table-cell table:style-name="ce1"/>
          <table:table-cell office:value-type="string" table:number-columns-spanned="2" table:number-rows-spanned="1" table:style-name="ce13">
            <text:p>1: start the db and backend servers<text:s/></text:p>
            <text:p>2: open Postman<text:s/></text:p>
            <text:p>3: send GET request to http://localhost:8080/auth/login</text:p>
          </table:table-cell>
          <table:covered-table-cell/>
          <table:table-cell office:value-type="string" table:number-columns-spanned="2" table:number-rows-spanned="1" table:style-name="ce15">
            <text:p>running servers, existing users in the db</text:p>
          </table:table-cell>
          <table:covered-table-cell/>
          <table:table-cell office:value-type="string" table:number-columns-spanned="2" table:number-rows-spanned="1" table:style-name="ce19">
            <text:p>a json object containing an username, an acces token, and a refresh token is received</text:p>
          </table:table-cell>
          <table:covered-table-cell/>
          <table:table-cell office:value-type="string" table:number-columns-spanned="2" table:number-rows-spanned="1" table:style-name="ce15">
            <text:p>a json object containing an username, an acces token, and a refresh token is received</text:p>
          </table:table-cell>
          <table:covered-table-cell/>
          <table:table-cell office:value-type="date" office:date-value="2026-02-09T09:52:00" table:number-columns-spanned="2" table:number-rows-spanned="1" table:style-name="ce16">
            <text:p>2026.02.09 9:52</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office:value-type="string" table:number-columns-spanned="2" table:number-rows-spanned="1" table:style-name="ce15">
            <text:p>-</text:p>
          </table:table-cell>
          <table:covered-table-cell/>
          <table:table-cell table:number-columns-repeated="16359"/>
        </table:table-row>
        <table:table-row table:style-name="ro7">
          <table:table-cell office:value-type="string" table:number-columns-spanned="3" table:number-rows-spanned="1" table:style-name="ce11">
            <text:p>LF-MT-006</text:p>
          </table:table-cell>
          <table:covered-table-cell table:number-columns-repeated="2"/>
          <table:table-cell office:value-type="string" table:style-name="ce1">
            <text:p>Login into an account with invalid credentials</text:p>
          </table:table-cell>
          <table:table-cell table:style-name="ce1"/>
          <table:table-cell office:value-type="string" table:number-columns-spanned="2" table:number-rows-spanned="1" table:style-name="ce13">
            <text:p>1: start the db and backend servers<text:s/></text:p>
            <text:p>2: open Postman<text:s/></text:p>
            <text:p>3: send GET request with invalid credentials to http://localhost:8080/auth/login</text:p>
          </table:table-cell>
          <table:covered-table-cell/>
          <table:table-cell office:value-type="string" table:number-columns-spanned="2" table:number-rows-spanned="1" table:style-name="ce15">
            <text:p>running servers, existing users in the db</text:p>
          </table:table-cell>
          <table:covered-table-cell/>
          <table:table-cell office:value-type="string" table:number-columns-spanned="2" table:number-rows-spanned="1" table:style-name="ce15">
            <text:p>a 401 http response with the message "Invalid credentials" is received</text:p>
          </table:table-cell>
          <table:covered-table-cell/>
          <table:table-cell office:value-type="string" table:number-columns-spanned="2" table:number-rows-spanned="1" table:style-name="ce15">
            <text:p>a 401 http response with the message "Invalid credentials" is received</text:p>
          </table:table-cell>
          <table:covered-table-cell/>
          <table:table-cell office:value-type="date" office:date-value="2026-02-09T09:54:00" table:number-columns-spanned="2" table:number-rows-spanned="1" table:style-name="ce16">
            <text:p>2026.02.09 9:54</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8">
          <table:table-cell office:value-type="string" table:number-columns-spanned="3" table:number-rows-spanned="1" table:style-name="ce11">
            <text:p>LF-MT-007</text:p>
          </table:table-cell>
          <table:covered-table-cell table:number-columns-repeated="2"/>
          <table:table-cell office:value-type="string" table:number-columns-spanned="2" table:number-rows-spanned="1" table:style-name="ce11">
            <text:p><text:s/>Registering an user</text:p>
          </table:table-cell>
          <table:covered-table-cell/>
          <table:table-cell office:value-type="string" table:number-columns-spanned="2" table:number-rows-spanned="1" table:style-name="ce21">
            <text:p>1: start the db and backend servers<text:s/></text:p>
            <text:p>2: open Postman<text:s/></text:p>
            <text:p>3: send POST request with valid email and register data to http://localhost:8080/auth/register <text:s text:c="75"/>4: open email and click the activation link <text:s text:c="61"/>5: the status of the registered user changes to active in the db</text:p>
          </table:table-cell>
          <table:covered-table-cell/>
          <table:table-cell office:value-type="string" table:number-columns-spanned="2" table:number-rows-spanned="1" table:style-name="ce22">
            <text:p>running servers, existing email address, valid register data</text:p>
          </table:table-cell>
          <table:covered-table-cell/>
          <table:table-cell office:value-type="string" table:number-columns-spanned="2" table:number-rows-spanned="1" table:style-name="ce11">
            <text:p>a successfully registered user in the db</text:p>
          </table:table-cell>
          <table:covered-table-cell/>
          <table:table-cell office:value-type="string" table:number-columns-spanned="2" table:number-rows-spanned="1" table:style-name="ce22">
            <text:p>a successfully registered user in the db</text:p>
          </table:table-cell>
          <table:covered-table-cell/>
          <table:table-cell office:value-type="date" office:date-value="2026-02-09T10:28:00" table:number-columns-spanned="2" table:number-rows-spanned="1" table:style-name="ce23">
            <text:p>2026.02.09 10:28</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9">
          <table:table-cell office:value-type="string" table:number-columns-spanned="3" table:number-rows-spanned="1" table:style-name="ce11">
            <text:p>LF-MT-008</text:p>
          </table:table-cell>
          <table:covered-table-cell table:number-columns-repeated="2"/>
          <table:table-cell office:value-type="string" table:number-columns-spanned="2" table:number-rows-spanned="1" table:style-name="ce11">
            <text:p>Registering an user with invalid password (too short)</text:p>
          </table:table-cell>
          <table:covered-table-cell/>
          <table:table-cell office:value-type="string" table:number-columns-spanned="2" table:number-rows-spanned="1" table:style-name="ce15">
            <text:p>1: start the db and backend servers<text:s/></text:p>
            <text:p>2: open Postman<text:s/></text:p>
            <text:p>3: send POST request with a password too short to http://localhost:8080/auth/register<text:s text:c="136"/></text:p>
          </table:table-cell>
          <table:covered-table-cell/>
          <table:table-cell office:value-type="string" table:number-columns-spanned="2" table:number-rows-spanned="1" table:style-name="ce22">
            <text:p>running servers, existing email address, a password too short</text:p>
          </table:table-cell>
          <table:covered-table-cell/>
          <table:table-cell office:value-type="string" table:number-columns-spanned="2" table:number-rows-spanned="1" table:style-name="ce11">
            <text:p>an error message and http code of 400 is received</text:p>
          </table:table-cell>
          <table:covered-table-cell/>
          <table:table-cell office:value-type="string" table:number-columns-spanned="2" table:number-rows-spanned="1" table:style-name="ce22">
            <text:p>an error message and http code of 400 is received</text:p>
          </table:table-cell>
          <table:covered-table-cell/>
          <table:table-cell office:value-type="date" office:date-value="2026-02-09T10:55:00" table:number-columns-spanned="2" table:number-rows-spanned="1" table:style-name="ce23">
            <text:p>2026.02.09 10:55</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10">
          <table:table-cell office:value-type="string" table:number-columns-spanned="3" table:number-rows-spanned="1" table:style-name="ce11">
            <text:p>LF-MT-009</text:p>
          </table:table-cell>
          <table:covered-table-cell table:number-columns-repeated="2"/>
          <table:table-cell office:value-type="string" table:number-columns-spanned="2" table:number-rows-spanned="1" table:style-name="ce11">
            <text:p>Registering an user with already existing email address</text:p>
          </table:table-cell>
          <table:covered-table-cell/>
          <table:table-cell office:value-type="string" table:number-columns-spanned="2" table:number-rows-spanned="1" table:style-name="ce15">
            <text:p>1: start the db and backend servers<text:s/></text:p>
            <text:p>2: open Postman<text:s/></text:p>
            <text:p>3: send POST request with already used email and valid or invalid register data to http://localhost:8080/auth/register<text:s text:c="76"/></text:p>
          </table:table-cell>
          <table:covered-table-cell/>
          <table:table-cell office:value-type="string" table:number-columns-spanned="2" table:number-rows-spanned="1" table:style-name="ce22">
            <text:p>running servers, duplicate email address, valid or invalid register data</text:p>
          </table:table-cell>
          <table:covered-table-cell/>
          <table:table-cell office:value-type="string" table:number-columns-spanned="2" table:number-rows-spanned="1" table:style-name="ce11">
            <text:p>an error message and http code of 409 is received</text:p>
          </table:table-cell>
          <table:covered-table-cell/>
          <table:table-cell office:value-type="string" table:number-columns-spanned="2" table:number-rows-spanned="1" table:style-name="ce22">
            <text:p>an error message and http code of 409 is received</text:p>
          </table:table-cell>
          <table:covered-table-cell/>
          <table:table-cell office:value-type="date" office:date-value="2026-02-09T11:00:00" table:number-columns-spanned="2" table:number-rows-spanned="1" table:style-name="ce23">
            <text:p>2026.02.09 11:0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11">
          <table:table-cell office:value-type="string" table:number-columns-spanned="3" table:number-rows-spanned="1" table:style-name="ce11">
            <text:p>LF-MT-010</text:p>
          </table:table-cell>
          <table:covered-table-cell table:number-columns-repeated="2"/>
          <table:table-cell office:value-type="string" table:number-columns-spanned="2" table:number-rows-spanned="1" table:style-name="ce11">
            <text:p>Soft deleting an user by ID using the API</text:p>
          </table:table-cell>
          <table:covered-table-cell/>
          <table:table-cell office:value-type="string" table:number-columns-spanned="2" table:number-rows-spanned="1" table:style-name="ce15">
            <text:p>1: start the db and backend servers <text:s text:c="72"/>2: open Postman <text:s text:c="109"/>3: Send PATCH request to http://localhost:8080/users/softDeleteUser/{valid id}</text:p>
          </table:table-cell>
          <table:covered-table-cell/>
          <table:table-cell office:value-type="string" table:number-columns-spanned="2" table:number-rows-spanned="1" table:style-name="ce22">
            <text:p>running servers, existing user with given id</text:p>
          </table:table-cell>
          <table:covered-table-cell/>
          <table:table-cell office:value-type="string" table:number-columns-spanned="2" table:number-rows-spanned="1" table:style-name="ce11">
            <text:p>a json object containing the soft deleted user is received</text:p>
          </table:table-cell>
          <table:covered-table-cell/>
          <table:table-cell office:value-type="string" table:number-columns-spanned="2" table:number-rows-spanned="1" table:style-name="ce22">
            <text:p>a json object containing the soft deleted user (with updated fields) is received</text:p>
          </table:table-cell>
          <table:covered-table-cell/>
          <table:table-cell office:value-type="date" office:date-value="2026-02-09T11:20:00" table:number-columns-spanned="2" table:number-rows-spanned="1" table:style-name="ce23">
            <text:p>2026.02.09 11:2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12">
          <table:table-cell office:value-type="string" table:number-columns-spanned="3" table:number-rows-spanned="1" table:style-name="ce11">
            <text:p>LF-MT-011</text:p>
          </table:table-cell>
          <table:covered-table-cell table:number-columns-repeated="2"/>
          <table:table-cell office:value-type="string" table:number-columns-spanned="2" table:number-rows-spanned="1" table:style-name="ce11">
            <text:p>Hard deleting an user by ID using the API</text:p>
          </table:table-cell>
          <table:covered-table-cell/>
          <table:table-cell office:value-type="string" table:number-columns-spanned="2" table:number-rows-spanned="1" table:style-name="ce15">
            <text:p>1: start the db and backend servers <text:s text:c="72"/>2: open Postman <text:s text:c="109"/>3: Send DELETE request to http://localhost:8080/users/hardDeleteUser/{valid id}</text:p>
          </table:table-cell>
          <table:covered-table-cell/>
          <table:table-cell office:value-type="string" table:number-columns-spanned="2" table:number-rows-spanned="1" table:style-name="ce22">
            <text:p>running servers, existing user with given id</text:p>
          </table:table-cell>
          <table:covered-table-cell/>
          <table:table-cell office:value-type="string" table:number-columns-spanned="2" table:number-rows-spanned="1" table:style-name="ce15">
            <text:p>a system.out message saying the user with the id was deleted is logged in the console, the user disappears from the db</text:p>
          </table:table-cell>
          <table:covered-table-cell/>
          <table:table-cell office:value-type="string" table:number-columns-spanned="2" table:number-rows-spanned="1" table:style-name="ce22">
            <text:p>a system.out message saying the user with the id was deleted is logged in the console, the user disappears from the db</text:p>
          </table:table-cell>
          <table:covered-table-cell/>
          <table:table-cell office:value-type="date" office:date-value="2026-02-09T11:22:00" table:number-columns-spanned="2" table:number-rows-spanned="1" table:style-name="ce23">
            <text:p>2026.02.09 11:22</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13">
          <table:table-cell office:value-type="string" table:number-columns-spanned="3" table:number-rows-spanned="1" table:style-name="ce11">
            <text:p>LF-MT-012</text:p>
          </table:table-cell>
          <table:covered-table-cell table:number-columns-repeated="2"/>
          <table:table-cell office:value-type="string" table:number-columns-spanned="2" table:number-rows-spanned="1" table:style-name="ce11">
            <text:p>Restoring a soft deleted user</text:p>
          </table:table-cell>
          <table:covered-table-cell/>
          <table:table-cell office:value-type="string" table:number-columns-spanned="2" table:number-rows-spanned="1" table:style-name="ce15">
            <text:p>1: start the db and backend servers <text:s text:c="72"/>2: open Postman <text:s text:c="109"/>3: Send PATCH request to http://localhost:8080/users/restoreUser/{valid id of a soft deleted user}</text:p>
          </table:table-cell>
          <table:covered-table-cell/>
          <table:table-cell office:value-type="string" table:number-columns-spanned="2" table:number-rows-spanned="1" table:style-name="ce22">
            <text:p>running servers, existing user with given id where isDeleted == true</text:p>
          </table:table-cell>
          <table:covered-table-cell/>
          <table:table-cell office:value-type="string" table:number-columns-spanned="2" table:number-rows-spanned="1" table:style-name="ce11">
            <text:p>a json object containing the restored user <text:s/>is received</text:p>
          </table:table-cell>
          <table:covered-table-cell/>
          <table:table-cell office:value-type="string" table:number-columns-spanned="2" table:number-rows-spanned="1" table:style-name="ce22">
            <text:p>a json object containing the restored user <text:s/>is received</text:p>
          </table:table-cell>
          <table:covered-table-cell/>
          <table:table-cell office:value-type="date" office:date-value="2026-02-09T11:38:00" table:number-columns-spanned="2" table:number-rows-spanned="1" table:style-name="ce23">
            <text:p>2026.02.09 11:38</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8">
          <table:table-cell office:value-type="string" table:number-columns-spanned="3" table:number-rows-spanned="1" table:style-name="ce11">
            <text:p>LF-MT-013</text:p>
          </table:table-cell>
          <table:covered-table-cell table:number-columns-repeated="2"/>
          <table:table-cell office:value-type="string" table:number-columns-spanned="2" table:number-rows-spanned="1" table:style-name="ce11">
            <text:p>Attempting to restore an user that is not soft deleted</text:p>
          </table:table-cell>
          <table:covered-table-cell/>
          <table:table-cell office:value-type="string" table:number-columns-spanned="2" table:number-rows-spanned="1" table:style-name="ce15">
            <text:p>1: start the db and backend servers <text:s text:c="72"/>2: open Postman <text:s text:c="109"/>3: Send PATCH request to http://localhost:8080/users/restoreUser/{valid id of a non - soft deleted user}</text:p>
          </table:table-cell>
          <table:covered-table-cell/>
          <table:table-cell office:value-type="string" table:number-columns-spanned="2" table:number-rows-spanned="1" table:style-name="ce22">
            <text:p>running servers, existing user with given id where isDeleted == false</text:p>
          </table:table-cell>
          <table:covered-table-cell/>
          <table:table-cell office:value-type="string" table:number-columns-spanned="2" table:number-rows-spanned="1" table:style-name="ce11">
            <text:p>an error message and http code of 400 is received</text:p>
          </table:table-cell>
          <table:covered-table-cell/>
          <table:table-cell office:value-type="string" table:number-columns-spanned="2" table:number-rows-spanned="1" table:style-name="ce22">
            <text:p>an error message and http code of 400 is received</text:p>
          </table:table-cell>
          <table:covered-table-cell/>
          <table:table-cell office:value-type="date" office:date-value="2026-02-09T11:55:00" table:number-columns-spanned="2" table:number-rows-spanned="1" table:style-name="ce23">
            <text:p>2026.02.09 11:55</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14">
          <table:table-cell office:value-type="string" table:number-columns-spanned="3" table:number-rows-spanned="1" table:style-name="ce11">
            <text:p>LF-MT-014</text:p>
          </table:table-cell>
          <table:covered-table-cell table:number-columns-repeated="2"/>
          <table:table-cell office:value-type="string" table:number-columns-spanned="2" table:number-rows-spanned="1" table:style-name="ce11">
            <text:p>Updating an user with correct data format</text:p>
          </table:table-cell>
          <table:covered-table-cell/>
          <table:table-cell office:value-type="string" table:number-columns-spanned="2" table:number-rows-spanned="1" table:style-name="ce15">
            <text:p>1: start the db and backend servers <text:s text:c="72"/>2: open Postman <text:s text:c="109"/>3: Send PUT request with valid request body to http://localhost:8080/users/updateUser/{valid id}</text:p>
          </table:table-cell>
          <table:covered-table-cell/>
          <table:table-cell office:value-type="string" table:number-columns-spanned="2" table:number-rows-spanned="1" table:style-name="ce22">
            <text:p>running servers, existing user with given id, valid request body</text:p>
          </table:table-cell>
          <table:covered-table-cell/>
          <table:table-cell office:value-type="string" table:number-columns-spanned="2" table:number-rows-spanned="1" table:style-name="ce11">
            <text:p>a json object of the updated user is received</text:p>
          </table:table-cell>
          <table:covered-table-cell/>
          <table:table-cell office:value-type="string" table:number-columns-spanned="2" table:number-rows-spanned="1" table:style-name="ce22">
            <text:p>a json object of the updated user is received</text:p>
          </table:table-cell>
          <table:covered-table-cell/>
          <table:table-cell office:value-type="date" office:date-value="2026-02-09T13:05:00" table:number-columns-spanned="2" table:number-rows-spanned="1" table:style-name="ce23">
            <text:p>2026.02.09 13:05</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15">
          <table:table-cell office:value-type="string" table:number-columns-spanned="3" table:number-rows-spanned="1" table:style-name="ce11">
            <text:p>LF-MT-015</text:p>
          </table:table-cell>
          <table:covered-table-cell table:number-columns-repeated="2"/>
          <table:table-cell office:value-type="string" table:number-columns-spanned="2" table:number-rows-spanned="1" table:style-name="ce11">
            <text:p>Updating an user with incorrect data format</text:p>
          </table:table-cell>
          <table:covered-table-cell/>
          <table:table-cell office:value-type="string" table:number-columns-spanned="2" table:number-rows-spanned="1" table:style-name="ce15">
            <text:p>1: start the db and backend servers <text:s text:c="72"/>2: open Postman <text:s text:c="109"/>3: Send PUT request to http://localhost:8080/users/updateUser/{valid id}</text:p>
          </table:table-cell>
          <table:covered-table-cell/>
          <table:table-cell office:value-type="string" table:number-columns-spanned="2" table:number-rows-spanned="1" table:style-name="ce22">
            <text:p>running servers, existing user with given id, invalid request body (bad field name/missing value)</text:p>
          </table:table-cell>
          <table:covered-table-cell/>
          <table:table-cell office:value-type="string" table:number-columns-spanned="2" table:number-rows-spanned="1" table:style-name="ce15">
            <text:p>fields with correct names and values are updated, while incorrect ones are ignored</text:p>
          </table:table-cell>
          <table:covered-table-cell/>
          <table:table-cell office:value-type="string" table:number-columns-spanned="2" table:number-rows-spanned="1" table:style-name="ce22">
            <text:p>fields with correct names and values are updated, while incorrect ones are ignored</text:p>
          </table:table-cell>
          <table:covered-table-cell/>
          <table:table-cell office:value-type="date" office:date-value="2026-02-09T13:06:00" table:number-columns-spanned="2" table:number-rows-spanned="1" table:style-name="ce23">
            <text:p>2026.02.09 13:06</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16">
          <table:table-cell office:value-type="string" table:number-columns-spanned="3" table:number-rows-spanned="1" table:style-name="ce11">
            <text:p>LF-MT-016</text:p>
          </table:table-cell>
          <table:covered-table-cell table:number-columns-repeated="2"/>
          <table:table-cell office:value-type="string" table:number-columns-spanned="2" table:number-rows-spanned="1" table:style-name="ce11">
            <text:p>Getting login data after an user logs in (fix)</text:p>
          </table:table-cell>
          <table:covered-table-cell/>
          <table:table-cell office:value-type="string" table:number-columns-spanned="2" table:number-rows-spanned="1" table:style-name="ce15">
            <text:p>1: start the db and backend servers <text:s text:c="72"/>2: open Postman <text:s text:c="109"/>3: Send POST request to http://localhost:8080/auth/login with valid credentials in body <text:s text:c="112"/>4: check the db's login table for relevant login data<text:s/></text:p>
          </table:table-cell>
          <table:covered-table-cell/>
          <table:table-cell office:value-type="string" table:number-columns-spanned="2" table:number-rows-spanned="1" table:style-name="ce22">
            <text:p>running servers, existing user, valid request body and credentials, working logging in LoginData service layer</text:p>
          </table:table-cell>
          <table:covered-table-cell/>
          <table:table-cell office:value-type="string" table:number-columns-spanned="2" table:number-rows-spanned="1" table:style-name="ce15">
            <text:p>a LoginData entity is created upon successful login, is saved into the db's login table with IP and MAC address, device info and user id</text:p>
          </table:table-cell>
          <table:covered-table-cell/>
          <table:table-cell office:value-type="string" table:number-columns-spanned="2" table:number-rows-spanned="1" table:style-name="ce22">
            <text:p>Device info and IP address were not saved correctly, as the ip logging method was not yet implemented during testing and the Auth login method was not using the LoginData entity's methods (fixed after test)<text:s/></text:p>
          </table:table-cell>
          <table:covered-table-cell/>
          <table:table-cell office:value-type="date" office:date-value="2026-02-09T13:08:00" table:number-columns-spanned="2" table:number-rows-spanned="1" table:style-name="ce23">
            <text:p>2026.02.09 13:08</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5">
            <text:p>Failed</text:p>
          </table:table-cell>
          <table:covered-table-cell/>
          <table:table-cell office:value-type="string" table:style-name="ce2">
            <text:p>LF-LD-B-01</text:p>
          </table:table-cell>
          <table:table-cell table:number-columns-repeated="16360"/>
        </table:table-row>
        <table:table-row table:style-name="ro17">
          <table:table-cell office:value-type="string" table:number-columns-spanned="3" table:number-rows-spanned="1" table:style-name="ce11">
            <text:p>LF-MT-017</text:p>
          </table:table-cell>
          <table:covered-table-cell table:number-columns-repeated="2"/>
          <table:table-cell office:value-type="string" table:number-columns-spanned="2" table:number-rows-spanned="1" table:style-name="ce11">
            <text:p>Getting login data after an user logs in</text:p>
          </table:table-cell>
          <table:covered-table-cell/>
          <table:table-cell office:value-type="string" table:number-columns-spanned="2" table:number-rows-spanned="1" table:style-name="ce15">
            <text:p>1: start the db and backend servers <text:s text:c="72"/>2: open Postman <text:s text:c="109"/>3: Send PATCH request to http://localhost:8080/users/restoreUser/{valid id of a non - soft deleted user}</text:p>
          </table:table-cell>
          <table:covered-table-cell/>
          <table:table-cell office:value-type="string" table:number-columns-spanned="2" table:number-rows-spanned="1" table:style-name="ce22">
            <text:p>running servers, existing user, valid request body and credentials, working logging in LoginData service layer</text:p>
          </table:table-cell>
          <table:covered-table-cell/>
          <table:table-cell office:value-type="string" table:number-columns-spanned="2" table:number-rows-spanned="1" table:style-name="ce15">
            <text:p>a LoginData entity is created upon successful login, is saved into the db's login table with IP and MAC address, device info and user id</text:p>
          </table:table-cell>
          <table:covered-table-cell/>
          <table:table-cell office:value-type="string" table:number-columns-spanned="2" table:number-rows-spanned="1" table:style-name="ce22">
            <text:p>a LoginData entity is created upon successful login, is saved into the db's login table with IP and MAC address, device info and user id</text:p>
          </table:table-cell>
          <table:covered-table-cell/>
          <table:table-cell office:value-type="date" office:date-value="2026-02-09T13:10:00" table:number-columns-spanned="2" table:number-rows-spanned="1" table:style-name="ce23">
            <text:p>2026.02.09 13:1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office:value-type="string" table:style-name="ce2">
            <text:p>LF-LD-B-01</text:p>
          </table:table-cell>
          <table:table-cell table:number-columns-repeated="16360"/>
        </table:table-row>
        <table:table-row table:style-name="ro18">
          <table:table-cell office:value-type="string" table:number-columns-spanned="3" table:number-rows-spanned="1" table:style-name="ce11">
            <text:p>LF-MT-018</text:p>
          </table:table-cell>
          <table:covered-table-cell table:number-columns-repeated="2"/>
          <table:table-cell office:value-type="string" table:number-columns-spanned="2" table:number-rows-spanned="1" table:style-name="ce11">
            <text:p>Using the API to get the JSON object of all achievements</text:p>
          </table:table-cell>
          <table:covered-table-cell/>
          <table:table-cell office:value-type="string" table:number-columns-spanned="2" table:number-rows-spanned="1" table:style-name="ce13">
            <text:p>1: start the db and backend servers<text:s/></text:p>
            <text:p>2: open Postman<text:s/></text:p>
            <text:p>3: send GET request to http://localhost:8080/achievements/</text:p>
          </table:table-cell>
          <table:covered-table-cell/>
          <table:table-cell office:value-type="string" table:number-columns-spanned="2" table:number-rows-spanned="1" table:style-name="ce15">
            <text:p>running servers, existing achievements in the db</text:p>
          </table:table-cell>
          <table:covered-table-cell/>
          <table:table-cell office:value-type="string" table:number-columns-spanned="2" table:number-rows-spanned="1" table:style-name="ce26">
            <text:p>all the existing achievements show up in a json format</text:p>
          </table:table-cell>
          <table:covered-table-cell/>
          <table:table-cell office:value-type="string" table:number-columns-spanned="2" table:number-rows-spanned="1" table:style-name="ce26">
            <text:p>all the existing achievements show up in a json format</text:p>
          </table:table-cell>
          <table:covered-table-cell/>
          <table:table-cell office:value-type="date" office:date-value="2026-02-13T07:30:00" table:number-columns-spanned="2" table:number-rows-spanned="1" table:style-name="ce27">
            <text:p>2026.02.13 7:3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19">
          <table:table-cell office:value-type="string" table:number-columns-spanned="3" table:number-rows-spanned="1" table:style-name="ce11">
            <text:p>LF-MT-019</text:p>
          </table:table-cell>
          <table:covered-table-cell table:number-columns-repeated="2"/>
          <table:table-cell office:value-type="string" table:number-columns-spanned="2" table:number-rows-spanned="1" table:style-name="ce11">
            <text:p>Using the API to get the JSON object of a single achievement by id</text:p>
          </table:table-cell>
          <table:covered-table-cell/>
          <table:table-cell office:value-type="string" table:number-columns-spanned="2" table:number-rows-spanned="1" table:style-name="ce13">
            <text:p>1: start the db and backend servers<text:s/></text:p>
            <text:p>2: open Postman<text:s/></text:p>
            <text:p>3: send GET request to http://localhost:8080/achievements/{valid id}</text:p>
          </table:table-cell>
          <table:covered-table-cell/>
          <table:table-cell office:value-type="string" table:number-columns-spanned="2" table:number-rows-spanned="1" table:style-name="ce15">
            <text:p>running servers, existing achievement in the db</text:p>
          </table:table-cell>
          <table:covered-table-cell/>
          <table:table-cell office:value-type="string" table:number-columns-spanned="2" table:number-rows-spanned="1" table:style-name="ce26">
            <text:p>the achievement matching the id shows up in a json format</text:p>
          </table:table-cell>
          <table:covered-table-cell/>
          <table:table-cell office:value-type="string" table:number-columns-spanned="2" table:number-rows-spanned="1" table:style-name="ce26">
            <text:p>the achievement matching the id shows up in a json format</text:p>
          </table:table-cell>
          <table:covered-table-cell/>
          <table:table-cell office:value-type="date" office:date-value="2026-02-13T07:33:00" table:number-columns-spanned="2" table:number-rows-spanned="1" table:style-name="ce27">
            <text:p>2026.02.13 7:33</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14">
          <table:table-cell office:value-type="string" table:number-columns-spanned="3" table:number-rows-spanned="1" table:style-name="ce11">
            <text:p>LF-MT-020</text:p>
          </table:table-cell>
          <table:covered-table-cell table:number-columns-repeated="2"/>
          <table:table-cell office:value-type="string" table:number-columns-spanned="2" table:number-rows-spanned="1" table:style-name="ce11">
            <text:p>Using the API to create an achievement</text:p>
          </table:table-cell>
          <table:covered-table-cell/>
          <table:table-cell office:value-type="string" table:number-columns-spanned="2" table:number-rows-spanned="1" table:style-name="ce13">
            <text:p>1: start the db and backend servers<text:s/></text:p>
            <text:p>2: open Postman <text:s text:c="98"/>3:enter valid achievement data in the request body</text:p>
            <text:p><text:s/>4: send POST request to http://localhost:8080/achievements/createAchievement</text:p>
          </table:table-cell>
          <table:covered-table-cell/>
          <table:table-cell office:value-type="string" table:number-columns-spanned="2" table:number-rows-spanned="1" table:style-name="ce15">
            <text:p>running servers, valid achievement data</text:p>
          </table:table-cell>
          <table:covered-table-cell/>
          <table:table-cell office:value-type="string" table:number-columns-spanned="2" table:number-rows-spanned="1" table:style-name="ce26">
            <text:p>an achievement with the entered data shows up in the mysql db</text:p>
          </table:table-cell>
          <table:covered-table-cell/>
          <table:table-cell office:value-type="string" table:number-columns-spanned="2" table:number-rows-spanned="1" table:style-name="ce26">
            <text:p>internal server error (http 500) error message, a field that is supposed to get automatically filled is getting null value</text:p>
          </table:table-cell>
          <table:covered-table-cell/>
          <table:table-cell office:value-type="date" office:date-value="2026-02-13T07:37:00" table:number-columns-spanned="2" table:number-rows-spanned="1" table:style-name="ce27">
            <text:p>2026.02.13 7:37</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5">
            <text:p>Failed</text:p>
          </table:table-cell>
          <table:covered-table-cell/>
          <table:table-cell office:value-type="string" table:style-name="ce2">
            <text:p>LF-A-B-02</text:p>
          </table:table-cell>
          <table:table-cell table:number-columns-repeated="16360"/>
        </table:table-row>
        <table:table-row table:style-name="ro20">
          <table:table-cell office:value-type="string" table:number-columns-spanned="3" table:number-rows-spanned="1" table:style-name="ce11">
            <text:p>LF-MT-021</text:p>
          </table:table-cell>
          <table:covered-table-cell table:number-columns-repeated="2"/>
          <table:table-cell office:value-type="string" table:number-columns-spanned="2" table:number-rows-spanned="1" table:style-name="ce11">
            <text:p>Using the API to create an achievement (fix)</text:p>
          </table:table-cell>
          <table:covered-table-cell/>
          <table:table-cell office:value-type="string" table:number-columns-spanned="2" table:number-rows-spanned="1" table:style-name="ce13">
            <text:p>1: start the db and backend servers<text:s/></text:p>
            <text:p>2: open Postman <text:s text:c="98"/>3:enter valid achievement data in the request body</text:p>
            <text:p><text:s/>4: send POST request to http://localhost:8080/achievements/createAchievement</text:p>
          </table:table-cell>
          <table:covered-table-cell/>
          <table:table-cell office:value-type="string" table:number-columns-spanned="2" table:number-rows-spanned="1" table:style-name="ce15">
            <text:p>running servers, valid achievement data, a way to set createdAt field before persisting entity (@PrePersist in the current case)</text:p>
          </table:table-cell>
          <table:covered-table-cell/>
          <table:table-cell office:value-type="string" table:number-columns-spanned="2" table:number-rows-spanned="1" table:style-name="ce26">
            <text:p>an achievement with the entered data shows up in the mysql db</text:p>
          </table:table-cell>
          <table:covered-table-cell/>
          <table:table-cell office:value-type="string" table:number-columns-spanned="2" table:number-rows-spanned="1" table:style-name="ce26">
            <text:p>an achievement with the entered data shows up in the mysql db</text:p>
          </table:table-cell>
          <table:covered-table-cell/>
          <table:table-cell office:value-type="date" office:date-value="2026-02-13T08:34:00" table:number-columns-spanned="2" table:number-rows-spanned="1" table:style-name="ce27">
            <text:p>2026.02.13 8:34</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office:value-type="string" table:style-name="ce2">
            <text:p>LF-A-B-02</text:p>
          </table:table-cell>
          <table:table-cell table:number-columns-repeated="16360"/>
        </table:table-row>
        <table:table-row table:style-name="ro8">
          <table:table-cell office:value-type="string" table:number-columns-spanned="3" table:number-rows-spanned="1" table:style-name="ce11">
            <text:p>LF-MT-022</text:p>
          </table:table-cell>
          <table:covered-table-cell table:number-columns-repeated="2"/>
          <table:table-cell office:value-type="string" table:number-columns-spanned="2" table:number-rows-spanned="1" table:style-name="ce28">
            <text:p>Using the API to update an achievement</text:p>
          </table:table-cell>
          <table:covered-table-cell/>
          <table:table-cell office:value-type="string" table:number-columns-spanned="2" table:number-rows-spanned="1" table:style-name="ce13">
            <text:p>1: start the db and backend servers<text:s/></text:p>
            <text:p>2: open Postman <text:s text:c="98"/>3:enter valid achievement data in the request body</text:p>
            <text:p><text:s/>4: send PUT request to http://localhost:8080/achievements/updateAchievement/{valid id}</text:p>
          </table:table-cell>
          <table:covered-table-cell/>
          <table:table-cell office:value-type="string" table:number-columns-spanned="2" table:number-rows-spanned="1" table:style-name="ce15">
            <text:p>running servers, existing achievement with the given id, valid achievement data</text:p>
          </table:table-cell>
          <table:covered-table-cell/>
          <table:table-cell office:value-type="string" table:number-columns-spanned="2" table:number-rows-spanned="1" table:style-name="ce26">
            <text:p>the achievement with the corresponding id gets updated with the new data</text:p>
          </table:table-cell>
          <table:covered-table-cell/>
          <table:table-cell office:value-type="string" table:number-columns-spanned="2" table:number-rows-spanned="1" table:style-name="ce26">
            <text:p>the achievement with the corresponding id gets updated with the new data</text:p>
          </table:table-cell>
          <table:covered-table-cell/>
          <table:table-cell office:value-type="date" office:date-value="2026-02-13T08:42:00" table:number-columns-spanned="2" table:number-rows-spanned="1" table:style-name="ce27">
            <text:p>2026.02.13 8:42</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21">
          <table:table-cell office:value-type="string" table:number-columns-spanned="3" table:number-rows-spanned="1" table:style-name="ce11">
            <text:p>LF-MT-023</text:p>
          </table:table-cell>
          <table:covered-table-cell table:number-columns-repeated="2"/>
          <table:table-cell office:value-type="string" table:number-columns-spanned="2" table:number-rows-spanned="1" table:style-name="ce28">
            <text:p>Using the API to soft delete an achievement</text:p>
          </table:table-cell>
          <table:covered-table-cell/>
          <table:table-cell office:value-type="string" table:number-columns-spanned="2" table:number-rows-spanned="1" table:style-name="ce13">
            <text:p>1: start the db and backend servers<text:s/></text:p>
            <text:p>2: open Postman<text:s text:c="99"/></text:p>
            <text:p><text:s/>3: send PATCH request to http://localhost:8080/achievements/softDeleteAchievement/{valid id}</text:p>
          </table:table-cell>
          <table:covered-table-cell/>
          <table:table-cell office:value-type="string" table:number-columns-spanned="2" table:number-rows-spanned="1" table:style-name="ce15">
            <text:p>running servers, existing achievement with the given id, valid achievement data</text:p>
          </table:table-cell>
          <table:covered-table-cell/>
          <table:table-cell office:value-type="string" table:number-columns-spanned="2" table:number-rows-spanned="1" table:style-name="ce26">
            <text:p>the achievement with the corresponding id gets soft deleted</text:p>
          </table:table-cell>
          <table:covered-table-cell/>
          <table:table-cell office:value-type="string" table:number-columns-spanned="2" table:number-rows-spanned="1" table:style-name="ce26">
            <text:p>the achievement with the corresponding id gets soft deleted</text:p>
          </table:table-cell>
          <table:covered-table-cell/>
          <table:table-cell office:value-type="date" office:date-value="2026-02-13T08:45:00" table:number-columns-spanned="2" table:number-rows-spanned="1" table:style-name="ce27">
            <text:p>2026.02.13 8:45</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21">
          <table:table-cell office:value-type="string" table:number-columns-spanned="3" table:number-rows-spanned="1" table:style-name="ce11">
            <text:p>LF-MT-024</text:p>
          </table:table-cell>
          <table:covered-table-cell table:number-columns-repeated="2"/>
          <table:table-cell office:value-type="string" table:number-columns-spanned="2" table:number-rows-spanned="1" table:style-name="ce28">
            <text:p>Using the API to restore a soft deleted achievement</text:p>
          </table:table-cell>
          <table:covered-table-cell/>
          <table:table-cell office:value-type="string" table:number-columns-spanned="2" table:number-rows-spanned="1" table:style-name="ce13">
            <text:p>1: start the db and backend servers<text:s/></text:p>
            <text:p>2: open Postman <text:s text:c="98"/>3:enter valid achievement data in the request body (must contain "isDeleted" : false)</text:p>
            <text:p><text:s/>4: send PUT request to http://localhost:8080/achievements/updateAchievement/{valid id}</text:p>
          </table:table-cell>
          <table:covered-table-cell/>
          <table:table-cell office:value-type="string" table:number-columns-spanned="2" table:number-rows-spanned="1" table:style-name="ce15">
            <text:p>running servers, existing achievement with the given id, valid achievement data</text:p>
          </table:table-cell>
          <table:covered-table-cell/>
          <table:table-cell office:value-type="string" table:number-columns-spanned="2" table:number-rows-spanned="1" table:style-name="ce26">
            <text:p>the achievement with the corresponding id gets restored</text:p>
          </table:table-cell>
          <table:covered-table-cell/>
          <table:table-cell office:value-type="string" table:number-columns-spanned="2" table:number-rows-spanned="1" table:style-name="ce26">
            <text:p>the isDeleted field doesn't change</text:p>
          </table:table-cell>
          <table:covered-table-cell/>
          <table:table-cell office:value-type="date" office:date-value="2026-02-13T09:00:00" table:number-columns-spanned="2" table:number-rows-spanned="1" table:style-name="ce27">
            <text:p>2026.02.13 9:0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5">
            <text:p>Failed</text:p>
          </table:table-cell>
          <table:covered-table-cell/>
          <table:table-cell office:value-type="string" table:style-name="ce2">
            <text:p>LF-A-B-03</text:p>
          </table:table-cell>
          <table:table-cell table:number-columns-repeated="16360"/>
        </table:table-row>
        <table:table-row table:style-name="ro21">
          <table:table-cell office:value-type="string" table:number-columns-spanned="3" table:number-rows-spanned="1" table:style-name="ce11">
            <text:p>LF-MT-025</text:p>
          </table:table-cell>
          <table:covered-table-cell table:number-columns-repeated="2"/>
          <table:table-cell office:value-type="string" table:number-columns-spanned="2" table:number-rows-spanned="1" table:style-name="ce28">
            <text:p>Using the API to restore a soft deleted achievement (fix)</text:p>
          </table:table-cell>
          <table:covered-table-cell/>
          <table:table-cell office:value-type="string" table:number-columns-spanned="2" table:number-rows-spanned="1" table:style-name="ce13">
            <text:p>1: start the db and backend servers<text:s/></text:p>
            <text:p>2: open Postman<text:s text:c="99"/></text:p>
            <text:p><text:s/>3: send PATCH request to http://localhost:8080/achievements/restoreAchievement/{valid id}</text:p>
          </table:table-cell>
          <table:covered-table-cell/>
          <table:table-cell office:value-type="string" table:number-columns-spanned="2" table:number-rows-spanned="1" table:style-name="ce15">
            <text:p>running servers, existing achievement with the given id</text:p>
          </table:table-cell>
          <table:covered-table-cell/>
          <table:table-cell office:value-type="string" table:number-columns-spanned="2" table:number-rows-spanned="1" table:style-name="ce26">
            <text:p>the achievement with the corresponding id gets restored</text:p>
          </table:table-cell>
          <table:covered-table-cell/>
          <table:table-cell office:value-type="string" table:number-columns-spanned="2" table:number-rows-spanned="1" table:style-name="ce26">
            <text:p>the achievement with the corresponding id gets restored</text:p>
          </table:table-cell>
          <table:covered-table-cell/>
          <table:table-cell office:value-type="date" office:date-value="2026-02-13T09:07:00" table:number-columns-spanned="2" table:number-rows-spanned="1" table:style-name="ce27">
            <text:p>2026.02.13 9:07</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office:value-type="string" table:style-name="ce2">
            <text:p>LF-A-B-03</text:p>
          </table:table-cell>
          <table:table-cell table:number-columns-repeated="16360"/>
        </table:table-row>
        <table:table-row table:style-name="ro21">
          <table:table-cell office:value-type="string" table:number-columns-spanned="3" table:number-rows-spanned="1" table:style-name="ce11">
            <text:p>LF-MT-026</text:p>
          </table:table-cell>
          <table:covered-table-cell table:number-columns-repeated="2"/>
          <table:table-cell office:value-type="string" table:number-columns-spanned="2" table:number-rows-spanned="1" table:style-name="ce28">
            <text:p>Using the API to hard delete an achievement</text:p>
          </table:table-cell>
          <table:covered-table-cell/>
          <table:table-cell office:value-type="string" table:number-columns-spanned="2" table:number-rows-spanned="1" table:style-name="ce13">
            <text:p>1: start the db and backend servers<text:s/></text:p>
            <text:p>2: open Postman<text:s text:c="99"/></text:p>
            <text:p><text:s/>3: send DELETE <text:s/>request to http://localhost:8080/achievements/hardDeleteAchievement/{valid id}</text:p>
          </table:table-cell>
          <table:covered-table-cell/>
          <table:table-cell office:value-type="string" table:number-columns-spanned="2" table:number-rows-spanned="1" table:style-name="ce15">
            <text:p>running servers, existing achievement with the given id</text:p>
          </table:table-cell>
          <table:covered-table-cell/>
          <table:table-cell office:value-type="string" table:number-columns-spanned="2" table:number-rows-spanned="1" table:style-name="ce26">
            <text:p>the achievement with the corresponding id gets hard deleted</text:p>
          </table:table-cell>
          <table:covered-table-cell/>
          <table:table-cell office:value-type="string" table:number-columns-spanned="2" table:number-rows-spanned="1" table:style-name="ce26">
            <text:p>the achievement with the corresponding id gets hard deleted</text:p>
          </table:table-cell>
          <table:covered-table-cell/>
          <table:table-cell office:value-type="date" office:date-value="2026-02-13T09:12:00" table:number-columns-spanned="2" table:number-rows-spanned="1" table:style-name="ce27">
            <text:p>2026.02.13 9:12</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22">
          <table:table-cell office:value-type="string" table:number-columns-spanned="3" table:number-rows-spanned="1" table:style-name="ce11">
            <text:p>LF-MT-027</text:p>
          </table:table-cell>
          <table:covered-table-cell table:number-columns-repeated="2"/>
          <table:table-cell office:value-type="string" table:number-columns-spanned="2" table:number-rows-spanned="1" table:style-name="ce11">
            <text:p>Using the API to get the JSON object of all exercises</text:p>
          </table:table-cell>
          <table:covered-table-cell/>
          <table:table-cell office:value-type="string" table:number-columns-spanned="2" table:number-rows-spanned="1" table:style-name="ce22">
            <text:p>1: start the db and backend servers<text:s/></text:p>
            <text:p>2: open Postman<text:s text:c="99"/></text:p>
            <text:p><text:s/>3: send GET <text:s/>request to http://localhost:8080/exercises/</text:p>
          </table:table-cell>
          <table:covered-table-cell/>
          <table:table-cell office:value-type="string" table:number-columns-spanned="2" table:number-rows-spanned="1" table:style-name="ce26">
            <text:p>running servers, existing exercises</text:p>
          </table:table-cell>
          <table:covered-table-cell/>
          <table:table-cell office:value-type="string" table:number-columns-spanned="2" table:number-rows-spanned="1" table:style-name="ce26">
            <text:p>all exercises present in the db are returned</text:p>
          </table:table-cell>
          <table:covered-table-cell/>
          <table:table-cell office:value-type="string" table:number-columns-spanned="2" table:number-rows-spanned="1" table:style-name="ce26">
            <text:p>all exercises present in the db are returned</text:p>
          </table:table-cell>
          <table:covered-table-cell/>
          <table:table-cell office:value-type="date" office:date-value="2026-02-14T12:09:00" table:number-columns-spanned="2" table:number-rows-spanned="1" table:style-name="ce27">
            <text:p>2026.02.14 12:09</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23">
          <table:table-cell office:value-type="string" table:number-columns-spanned="3" table:number-rows-spanned="1" table:style-name="ce11">
            <text:p>LF-MT-028</text:p>
          </table:table-cell>
          <table:covered-table-cell table:number-columns-repeated="2"/>
          <table:table-cell office:value-type="string" table:number-columns-spanned="2" table:number-rows-spanned="1" table:style-name="ce11">
            <text:p>Using the API to get the JSON object of a single exercise by id</text:p>
          </table:table-cell>
          <table:covered-table-cell/>
          <table:table-cell office:value-type="string" table:number-columns-spanned="2" table:number-rows-spanned="1" table:style-name="ce22">
            <text:p>1: start the db and backend servers<text:s/></text:p>
            <text:p>2: open Postman<text:s text:c="99"/></text:p>
            <text:p><text:s/>3: send GET <text:s/>request to http://localhost:8080/exercises/{valid id}</text:p>
          </table:table-cell>
          <table:covered-table-cell/>
          <table:table-cell office:value-type="string" table:number-columns-spanned="2" table:number-rows-spanned="1" table:style-name="ce26">
            <text:p>running servers, existing exercise with given id</text:p>
          </table:table-cell>
          <table:covered-table-cell/>
          <table:table-cell office:value-type="string" table:number-columns-spanned="2" table:number-rows-spanned="1" table:style-name="ce26">
            <text:p>the exercise with the given id is returned</text:p>
          </table:table-cell>
          <table:covered-table-cell/>
          <table:table-cell office:value-type="string" table:number-columns-spanned="2" table:number-rows-spanned="1" table:style-name="ce26">
            <text:p>the exercise with the given id is returned</text:p>
          </table:table-cell>
          <table:covered-table-cell/>
          <table:table-cell office:value-type="date" office:date-value="2026-02-14T12:11:00" table:number-columns-spanned="2" table:number-rows-spanned="1" table:style-name="ce27">
            <text:p>2026.02.14 12:11</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24">
          <table:table-cell office:value-type="string" table:number-columns-spanned="3" table:number-rows-spanned="1" table:style-name="ce11">
            <text:p>LF-MT-029</text:p>
          </table:table-cell>
          <table:covered-table-cell table:number-columns-repeated="2"/>
          <table:table-cell office:value-type="string" table:number-columns-spanned="2" table:number-rows-spanned="1" table:style-name="ce11">
            <text:p>Using the API to create an exercise</text:p>
          </table:table-cell>
          <table:covered-table-cell/>
          <table:table-cell office:value-type="string" table:number-columns-spanned="2" table:number-rows-spanned="1" table:style-name="ce22">
            <text:p>1: start the db and backend servers<text:s/></text:p>
            <text:p>2: open Postman <text:s text:c="136"/>3: fill the request body with valid exercise data<text:s text:c="87"/></text:p>
            <text:p><text:s/>4: send POST request to http://localhost:8080/exercises/createExercise</text:p>
          </table:table-cell>
          <table:covered-table-cell/>
          <table:table-cell office:value-type="string" table:number-columns-spanned="2" table:number-rows-spanned="1" table:style-name="ce26">
            <text:p>running servers, valid exercise data</text:p>
          </table:table-cell>
          <table:covered-table-cell/>
          <table:table-cell office:value-type="string" table:number-columns-spanned="2" table:number-rows-spanned="1" table:style-name="ce26">
            <text:p>an exercise with the given parameters is created</text:p>
          </table:table-cell>
          <table:covered-table-cell/>
          <table:table-cell office:value-type="string" table:number-columns-spanned="2" table:number-rows-spanned="1" table:style-name="ce26">
            <text:p>http error 404: no static resource createExercise for request '/createExercise'</text:p>
          </table:table-cell>
          <table:covered-table-cell/>
          <table:table-cell office:value-type="date" office:date-value="2026-02-14T12:13:00" table:number-columns-spanned="2" table:number-rows-spanned="1" table:style-name="ce27">
            <text:p>2026.02.14 12:13</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5">
            <text:p>Failed</text:p>
          </table:table-cell>
          <table:covered-table-cell/>
          <table:table-cell office:value-type="string" table:style-name="ce2">
            <text:p>LF-E-B-04</text:p>
          </table:table-cell>
          <table:table-cell table:number-columns-repeated="16360"/>
        </table:table-row>
        <table:table-row table:style-name="ro25">
          <table:table-cell office:value-type="string" table:number-columns-spanned="3" table:number-rows-spanned="1" table:style-name="ce11">
            <text:p>LF-MT-030</text:p>
          </table:table-cell>
          <table:covered-table-cell table:number-columns-repeated="2"/>
          <table:table-cell office:value-type="string" table:number-columns-spanned="2" table:number-rows-spanned="1" table:style-name="ce11">
            <text:p>Using the API to create an exercise (fix)</text:p>
          </table:table-cell>
          <table:covered-table-cell/>
          <table:table-cell office:value-type="string" table:number-columns-spanned="2" table:number-rows-spanned="1" table:style-name="ce22">
            <text:p>1: start the db and backend servers<text:s/></text:p>
            <text:p>2: open Postman <text:s text:c="136"/>3: fill the request body with valid exercise data<text:s text:c="87"/></text:p>
            <text:p><text:s/>4: send POST request to http://localhost:8080/exercises/createExercise</text:p>
          </table:table-cell>
          <table:covered-table-cell/>
          <table:table-cell office:value-type="string" table:number-columns-spanned="2" table:number-rows-spanned="1" table:style-name="ce26">
            <text:p>running servers, valid exercise data</text:p>
          </table:table-cell>
          <table:covered-table-cell/>
          <table:table-cell office:value-type="string" table:number-columns-spanned="2" table:number-rows-spanned="1" table:style-name="ce26">
            <text:p>an exercise with the given parameters is created</text:p>
          </table:table-cell>
          <table:covered-table-cell/>
          <table:table-cell office:value-type="string" table:number-columns-spanned="2" table:number-rows-spanned="1" table:style-name="ce26">
            <text:p>an exercise with the given parameters is created</text:p>
          </table:table-cell>
          <table:covered-table-cell/>
          <table:table-cell office:value-type="date" office:date-value="2026-02-14T12:31:00" table:number-columns-spanned="2" table:number-rows-spanned="1" table:style-name="ce27">
            <text:p>2026.02.14 12:31</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office:value-type="string" table:style-name="ce2">
            <text:p>LF-E-B-04</text:p>
          </table:table-cell>
          <table:table-cell table:number-columns-repeated="16360"/>
        </table:table-row>
        <table:table-row table:style-name="ro26">
          <table:table-cell office:value-type="string" table:number-columns-spanned="3" table:number-rows-spanned="1" table:style-name="ce11">
            <text:p>LF-MT-031</text:p>
          </table:table-cell>
          <table:covered-table-cell table:number-columns-repeated="2"/>
          <table:table-cell office:value-type="string" table:number-columns-spanned="2" table:number-rows-spanned="1" table:style-name="ce11">
            <text:p>Using the API to soft delete an exercise</text:p>
          </table:table-cell>
          <table:covered-table-cell/>
          <table:table-cell office:value-type="string" table:number-columns-spanned="2" table:number-rows-spanned="1" table:style-name="ce22">
            <text:p>1: start the db and backend servers<text:s/></text:p>
            <text:p>2: open Postman<text:s text:c="211"/></text:p>
            <text:p><text:s/>3: send PATCH request to http://localhost:8080/exercises/softDeleteExercise/{valid id}</text:p>
          </table:table-cell>
          <table:covered-table-cell/>
          <table:table-cell office:value-type="string" table:number-columns-spanned="2" table:number-rows-spanned="1" table:style-name="ce26">
            <text:p>running servers, valid exercise id</text:p>
          </table:table-cell>
          <table:covered-table-cell/>
          <table:table-cell office:value-type="string" table:number-columns-spanned="2" table:number-rows-spanned="1" table:style-name="ce26">
            <text:p>the exercise with the given id is soft deleted</text:p>
          </table:table-cell>
          <table:covered-table-cell/>
          <table:table-cell office:value-type="string" table:number-columns-spanned="2" table:number-rows-spanned="1" table:style-name="ce26">
            <text:p>the exercise with the given id is soft deleted</text:p>
          </table:table-cell>
          <table:covered-table-cell/>
          <table:table-cell office:value-type="date" office:date-value="2026-02-14T12:35:00" table:number-columns-spanned="2" table:number-rows-spanned="1" table:style-name="ce27">
            <text:p>2026.02.14 12:35</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12">
          <table:table-cell office:value-type="string" table:number-columns-spanned="3" table:number-rows-spanned="1" table:style-name="ce11">
            <text:p>LF-MT-032</text:p>
          </table:table-cell>
          <table:covered-table-cell table:number-columns-repeated="2"/>
          <table:table-cell office:value-type="string" table:number-columns-spanned="2" table:number-rows-spanned="1" table:style-name="ce11">
            <text:p>Using the API to <text:s/>restore a soft deleted exercise</text:p>
          </table:table-cell>
          <table:covered-table-cell/>
          <table:table-cell office:value-type="string" table:number-columns-spanned="2" table:number-rows-spanned="1" table:style-name="ce22">
            <text:p>1: start the db and backend servers<text:s/></text:p>
            <text:p>2: open Postman<text:s text:c="211"/></text:p>
            <text:p><text:s/>3: send PATCH request to http://localhost:8080/exercises/restoreExercise/{valid id}</text:p>
          </table:table-cell>
          <table:covered-table-cell/>
          <table:table-cell office:value-type="string" table:number-columns-spanned="2" table:number-rows-spanned="1" table:style-name="ce26">
            <text:p>running servers, valid soft deleted exercise id</text:p>
          </table:table-cell>
          <table:covered-table-cell/>
          <table:table-cell office:value-type="string" table:number-columns-spanned="2" table:number-rows-spanned="1" table:style-name="ce26">
            <text:p>the soft deleted exercise with the given id is restored</text:p>
          </table:table-cell>
          <table:covered-table-cell/>
          <table:table-cell office:value-type="string" table:number-columns-spanned="2" table:number-rows-spanned="1" table:style-name="ce26">
            <text:p>the soft deleted exercise with the given id is restored</text:p>
          </table:table-cell>
          <table:covered-table-cell/>
          <table:table-cell office:value-type="date" office:date-value="2026-02-14T12:44:00" table:number-columns-spanned="2" table:number-rows-spanned="1" table:style-name="ce27">
            <text:p>2026.02.14 12:44</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27">
          <table:table-cell office:value-type="string" table:number-columns-spanned="3" table:number-rows-spanned="1" table:style-name="ce11">
            <text:p>LF-MT-033</text:p>
          </table:table-cell>
          <table:covered-table-cell table:number-columns-repeated="2"/>
          <table:table-cell office:value-type="string" table:number-columns-spanned="2" table:number-rows-spanned="1" table:style-name="ce29">
            <text:p>Using the API to hard delete an exercise</text:p>
          </table:table-cell>
          <table:covered-table-cell/>
          <table:table-cell office:value-type="string" table:number-columns-spanned="2" table:number-rows-spanned="1" table:style-name="ce22">
            <text:p>1: start the db and backend servers<text:s/></text:p>
            <text:p>2: open Postman<text:s text:c="211"/></text:p>
            <text:p><text:s/>3: send DELETE request to http://localhost:8080/exercises/hardDeleteExercise/{valid id}</text:p>
          </table:table-cell>
          <table:covered-table-cell/>
          <table:table-cell office:value-type="string" table:number-columns-spanned="2" table:number-rows-spanned="1" table:style-name="ce26">
            <text:p>running servers, valid exercise id</text:p>
          </table:table-cell>
          <table:covered-table-cell/>
          <table:table-cell office:value-type="string" table:number-columns-spanned="2" table:number-rows-spanned="1" table:style-name="ce26">
            <text:p>the <text:s/>exercise with the given id is hard deleted and a System.out message is returned about the action</text:p>
          </table:table-cell>
          <table:covered-table-cell/>
          <table:table-cell office:value-type="string" table:number-columns-spanned="2" table:number-rows-spanned="1" table:style-name="ce26">
            <text:p>the <text:s/>exercise with the given id is hard deleted and a System.out message is returned about the action</text:p>
          </table:table-cell>
          <table:covered-table-cell/>
          <table:table-cell office:value-type="date" office:date-value="2026-02-14T12:49:00" table:number-columns-spanned="2" table:number-rows-spanned="1" table:style-name="ce27">
            <text:p>2026.02.14 12:49</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28">
          <table:table-cell office:value-type="string" table:number-columns-spanned="3" table:number-rows-spanned="1" table:style-name="ce11">
            <text:p>LF-MT-034</text:p>
          </table:table-cell>
          <table:covered-table-cell table:number-columns-repeated="2"/>
          <table:table-cell office:value-type="string" table:number-columns-spanned="2" table:number-rows-spanned="1" table:style-name="ce26">
            <text:p>Using the Python S2T microservice and the /exerciseLogic/evaluateSpeech Spring endpoint to evaluate pronounciation</text:p>
          </table:table-cell>
          <table:covered-table-cell/>
          <table:table-cell office:value-type="string" table:number-columns-spanned="2" table:number-rows-spanned="1" table:style-name="ce22">
            <text:p>1: start the microservice (FastAPI) and backend servers<text:s/></text:p>
            <text:p>2: open Postman <text:s text:c="153"/>3: record speech, either on the frontend or using external software. save it as an .mp3 or .wav file <text:s text:c="126"/>4: Add an expected text request parameter and the audio file's path as a request part<text:s text:c="195"/></text:p>
            <text:p><text:s/>5: send POST request to http://localhost:8080/exerciseLogic/evaluateSpeech</text:p>
          </table:table-cell>
          <table:covered-table-cell/>
          <table:table-cell office:value-type="string" table:number-columns-spanned="2" table:number-rows-spanned="1" table:style-name="ce26">
            <text:p>running servers, valid request parameters</text:p>
          </table:table-cell>
          <table:covered-table-cell/>
          <table:table-cell office:value-type="string" table:number-columns-spanned="2" table:number-rows-spanned="1" table:style-name="ce26">
            <text:p>a JSON object with data about pronounciation accuracy is returned</text:p>
          </table:table-cell>
          <table:covered-table-cell/>
          <table:table-cell office:value-type="string" table:number-columns-spanned="2" table:number-rows-spanned="1" table:style-name="ce26">
            <text:p>a JSON object with data about pronounciation accuracy is returned</text:p>
          </table:table-cell>
          <table:covered-table-cell/>
          <table:table-cell office:value-type="date" office:date-value="2026-02-14T12:53:00" table:number-columns-spanned="2" table:number-rows-spanned="1" table:style-name="ce27">
            <text:p>2026.02.14 12:53</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29">
          <table:table-cell office:value-type="string" table:number-columns-spanned="3" table:number-rows-spanned="1" table:style-name="ce11">
            <text:p>LF-MT-035</text:p>
          </table:table-cell>
          <table:covered-table-cell table:number-columns-repeated="2"/>
          <table:table-cell office:value-type="string" table:number-columns-spanned="2" table:number-rows-spanned="1" table:style-name="ce26">
            <text:p>Using the Python S2T microservice and the /exerciseLogic/evaluateSpeech Spring endpoint to evaluate pronounciation (correct pronounciation)</text:p>
          </table:table-cell>
          <table:covered-table-cell/>
          <table:table-cell office:value-type="string" table:number-columns-spanned="2" table:number-rows-spanned="1" table:style-name="ce22">
            <text:p>1: start the microservice (FastAPI) and backend servers<text:s/></text:p>
            <text:p>2: open Postman <text:s text:c="153"/>3: record speech, either on the frontend or using external software. save it as an .mp3 or .wav file <text:s text:c="126"/>4: Add an expected text request parameter and the audio file's path as a request part<text:s text:c="195"/></text:p>
            <text:p><text:s/>5: send POST request to http://localhost:8080/exerciseLogic/evaluateSpeech</text:p>
          </table:table-cell>
          <table:covered-table-cell/>
          <table:table-cell office:value-type="string" table:number-columns-spanned="2" table:number-rows-spanned="1" table:style-name="ce26">
            <text:p>running servers, valid request parameters, correct pronounciation</text:p>
          </table:table-cell>
          <table:covered-table-cell/>
          <table:table-cell office:value-type="string" table:number-columns-spanned="2" table:number-rows-spanned="1" table:style-name="ce26">
            <text:p>a JSON object with data about pronounciation accuracy is returned with 100% accuracy<text:s/></text:p>
          </table:table-cell>
          <table:covered-table-cell/>
          <table:table-cell office:value-type="string" table:number-columns-spanned="2" table:number-rows-spanned="1" table:style-name="ce26">
            <text:p>a JSON object with data about pronounciation accuracy is returned with 100% accuracy<text:s/></text:p>
          </table:table-cell>
          <table:covered-table-cell/>
          <table:table-cell office:value-type="date" office:date-value="2026-02-14T12:56:00" table:number-columns-spanned="2" table:number-rows-spanned="1" table:style-name="ce27">
            <text:p>2026.02.14 12:56</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30">
          <table:table-cell office:value-type="string" table:number-columns-spanned="3" table:number-rows-spanned="1" table:style-name="ce11">
            <text:p>LF-MT-036</text:p>
          </table:table-cell>
          <table:covered-table-cell table:number-columns-repeated="2"/>
          <table:table-cell office:value-type="string" table:number-columns-spanned="2" table:number-rows-spanned="1" table:style-name="ce26">
            <text:p>Using the Python S2T microservice and the /exerciseLogic/evaluateSpeech Spring endpoint to evaluate pronounciation (incorrect pronounciation)</text:p>
          </table:table-cell>
          <table:covered-table-cell/>
          <table:table-cell office:value-type="string" table:number-columns-spanned="2" table:number-rows-spanned="1" table:style-name="ce22">
            <text:p>1: start the microservice (FastAPI) and backend servers<text:s/></text:p>
            <text:p>2: open Postman <text:s text:c="153"/>3: record speech, either on the frontend or using external software. save it as an .mp3 or .wav file <text:s text:c="126"/>4: Add an expected text request parameter and the audio file's path as a request part<text:s text:c="195"/></text:p>
            <text:p><text:s/>5: send POST request to http://localhost:8080/exerciseLogic/evaluateSpeech</text:p>
          </table:table-cell>
          <table:covered-table-cell/>
          <table:table-cell office:value-type="string" table:number-columns-spanned="2" table:number-rows-spanned="1" table:style-name="ce26">
            <text:p>running servers, valid request parameters, incorrect pronounciation</text:p>
          </table:table-cell>
          <table:covered-table-cell/>
          <table:table-cell office:value-type="string" table:number-columns-spanned="2" table:number-rows-spanned="1" table:style-name="ce26">
            <text:p>a JSON object with data about pronounciation accuracy is returned with &lt; 100% accuracy<text:s/></text:p>
          </table:table-cell>
          <table:covered-table-cell/>
          <table:table-cell office:value-type="string" table:number-columns-spanned="2" table:number-rows-spanned="1" table:style-name="ce26">
            <text:p>a JSON object with data about pronounciation accuracy is returned with &lt; 100% accuracy<text:s/></text:p>
          </table:table-cell>
          <table:covered-table-cell/>
          <table:table-cell office:value-type="date" office:date-value="2026-02-14T13:00:00" table:number-columns-spanned="2" table:number-rows-spanned="1" table:style-name="ce27">
            <text:p>2026.02.14 13:0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13">
          <table:table-cell office:value-type="string" table:number-columns-spanned="3" table:number-rows-spanned="1" table:style-name="ce11">
            <text:p>LF-MT-037</text:p>
          </table:table-cell>
          <table:covered-table-cell table:number-columns-repeated="2"/>
          <table:table-cell office:value-type="string" table:number-columns-spanned="2" table:number-rows-spanned="1" table:style-name="ce26">
            <text:p>Using the API to get the JSON object of all friendships</text:p>
          </table:table-cell>
          <table:covered-table-cell/>
          <table:table-cell office:value-type="string" table:number-columns-spanned="2" table:number-rows-spanned="1" table:style-name="ce22">
            <text:p>1: start the db and backend servers<text:s/></text:p>
            <text:p>2: open Postman<text:s text:c="99"/></text:p>
            <text:p><text:s/>3: send GET <text:s/>request to http://localhost:8080/friendships/</text:p>
          </table:table-cell>
          <table:covered-table-cell/>
          <table:table-cell office:value-type="string" table:number-columns-spanned="2" table:number-rows-spanned="1" table:style-name="ce26">
            <text:p>running servers, existing friendships</text:p>
          </table:table-cell>
          <table:covered-table-cell/>
          <table:table-cell office:value-type="string" table:number-columns-spanned="2" table:number-rows-spanned="1" table:style-name="ce26">
            <text:p>all friendships present in the db are returned</text:p>
          </table:table-cell>
          <table:covered-table-cell/>
          <table:table-cell office:value-type="string" table:number-columns-spanned="2" table:number-rows-spanned="1" table:style-name="ce26">
            <text:p>all friendships present in the db are returned</text:p>
          </table:table-cell>
          <table:covered-table-cell/>
          <table:table-cell office:value-type="date" office:date-value="2026-02-14T13:05:00" table:number-columns-spanned="2" table:number-rows-spanned="1" table:style-name="ce27">
            <text:p>2026.02.14 13:05</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19">
          <table:table-cell office:value-type="string" table:number-columns-spanned="3" table:number-rows-spanned="1" table:style-name="ce11">
            <text:p>LF-MT-038</text:p>
          </table:table-cell>
          <table:covered-table-cell table:number-columns-repeated="2"/>
          <table:table-cell office:value-type="string" table:number-columns-spanned="2" table:number-rows-spanned="1" table:style-name="ce26">
            <text:p>Using the API to get the JSON object of a single friendship by id</text:p>
          </table:table-cell>
          <table:covered-table-cell/>
          <table:table-cell office:value-type="string" table:number-columns-spanned="2" table:number-rows-spanned="1" table:style-name="ce22">
            <text:p>1: start the db and backend servers<text:s/></text:p>
            <text:p>2: open Postman<text:s text:c="99"/></text:p>
            <text:p><text:s/>3: send GET <text:s/>request to http://localhost:8080/friendships/{valid id}</text:p>
          </table:table-cell>
          <table:covered-table-cell/>
          <table:table-cell office:value-type="string" table:number-columns-spanned="2" table:number-rows-spanned="1" table:style-name="ce26">
            <text:p>running servers, existing friendship with given id</text:p>
          </table:table-cell>
          <table:covered-table-cell/>
          <table:table-cell office:value-type="string" table:number-columns-spanned="2" table:number-rows-spanned="1" table:style-name="ce26">
            <text:p>a friendship with the given id is returned</text:p>
          </table:table-cell>
          <table:covered-table-cell/>
          <table:table-cell office:value-type="string" table:number-columns-spanned="2" table:number-rows-spanned="1" table:style-name="ce26">
            <text:p>a friendship with the given id is returned</text:p>
          </table:table-cell>
          <table:covered-table-cell/>
          <table:table-cell office:value-type="date" office:date-value="2026-02-14T13:08:00" table:number-columns-spanned="2" table:number-rows-spanned="1" table:style-name="ce27">
            <text:p>2026.02.14 13:08</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31">
          <table:table-cell office:value-type="string" table:number-columns-spanned="3" table:number-rows-spanned="1" table:style-name="ce11">
            <text:p>LF-MT-039</text:p>
          </table:table-cell>
          <table:covered-table-cell table:number-columns-repeated="2"/>
          <table:table-cell office:value-type="string" table:number-columns-spanned="2" table:number-rows-spanned="1" table:style-name="ce26">
            <text:p>Using the API to get all friendships by user id</text:p>
          </table:table-cell>
          <table:covered-table-cell/>
          <table:table-cell office:value-type="string" table:number-columns-spanned="2" table:number-rows-spanned="1" table:style-name="ce22">
            <text:p>1: start the db and backend servers<text:s/></text:p>
            <text:p>2: open Postman<text:s text:c="99"/></text:p>
            <text:p><text:s/>3: send GET <text:s/>request to http://localhost:8080/friendships/user/{valid user id}</text:p>
          </table:table-cell>
          <table:covered-table-cell/>
          <table:table-cell office:value-type="string" table:number-columns-spanned="2" table:number-rows-spanned="1" table:style-name="ce26">
            <text:p>running servers, existing friendship(s) on the user with the given id</text:p>
          </table:table-cell>
          <table:covered-table-cell/>
          <table:table-cell office:value-type="string" table:number-columns-spanned="2" table:number-rows-spanned="1" table:style-name="ce26">
            <text:p>all friendships of the user with the given id present in the db are returned</text:p>
          </table:table-cell>
          <table:covered-table-cell/>
          <table:table-cell office:value-type="string" table:number-columns-spanned="2" table:number-rows-spanned="1" table:style-name="ce26">
            <text:p>all friendships of the user with the given id present in the db are returned</text:p>
          </table:table-cell>
          <table:covered-table-cell/>
          <table:table-cell office:value-type="date" office:date-value="2026-02-14T13:12:00" table:number-columns-spanned="2" table:number-rows-spanned="1" table:style-name="ce27">
            <text:p>2026.02.14 13:12</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32">
          <table:table-cell office:value-type="string" table:number-columns-spanned="3" table:number-rows-spanned="1" table:style-name="ce11">
            <text:p>LF-MT-040</text:p>
          </table:table-cell>
          <table:covered-table-cell table:number-columns-repeated="2"/>
          <table:table-cell office:value-type="string" table:number-columns-spanned="2" table:number-rows-spanned="1" table:style-name="ce26">
            <text:p>Using the API to update a friendship by id</text:p>
          </table:table-cell>
          <table:covered-table-cell/>
          <table:table-cell office:value-type="string" table:number-columns-spanned="2" table:number-rows-spanned="1" table:style-name="ce22">
            <text:p>1: start the db and backend servers<text:s/></text:p>
            <text:p>2: open Postman<text:s text:c="99"/></text:p>
            <text:p><text:s/>3: send PUT <text:s/>request to http://localhost:8080/friendships/updateFriendship/{valid id}</text:p>
          </table:table-cell>
          <table:covered-table-cell/>
          <table:table-cell office:value-type="string" table:number-columns-spanned="2" table:number-rows-spanned="1" table:style-name="ce26">
            <text:p>running servers, existing friendship with the given id, valid friendship data in the request body</text:p>
          </table:table-cell>
          <table:covered-table-cell/>
          <table:table-cell office:value-type="string" table:number-columns-spanned="2" table:number-rows-spanned="1" table:style-name="ce26">
            <text:p>the json object of the updated friendship is returned</text:p>
          </table:table-cell>
          <table:covered-table-cell/>
          <table:table-cell office:value-type="string" table:number-columns-spanned="2" table:number-rows-spanned="1" table:style-name="ce26">
            <text:p>the json object of the updated friendship is returned</text:p>
          </table:table-cell>
          <table:covered-table-cell/>
          <table:table-cell office:value-type="date" office:date-value="2026-02-14T13:14:00" table:number-columns-spanned="2" table:number-rows-spanned="1" table:style-name="ce27">
            <text:p>2026.02.14 13:14</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32">
          <table:table-cell office:value-type="string" table:number-columns-spanned="3" table:number-rows-spanned="1" table:style-name="ce11">
            <text:p>LF-MT-041</text:p>
          </table:table-cell>
          <table:covered-table-cell table:number-columns-repeated="2"/>
          <table:table-cell office:value-type="string" table:number-columns-spanned="2" table:number-rows-spanned="1" table:style-name="ce26">
            <text:p>Using the API to soft delete a friendship by id</text:p>
          </table:table-cell>
          <table:covered-table-cell/>
          <table:table-cell office:value-type="string" table:number-columns-spanned="2" table:number-rows-spanned="1" table:style-name="ce22">
            <text:p>1: start the db and backend servers<text:s/></text:p>
            <text:p>2: open Postman<text:s text:c="99"/></text:p>
            <text:p><text:s/>3: send PATCH <text:s/>request to http://localhost:8080/friendships/softDeleteFriendship/{valid id}</text:p>
          </table:table-cell>
          <table:covered-table-cell/>
          <table:table-cell office:value-type="string" table:number-columns-spanned="2" table:number-rows-spanned="1" table:style-name="ce26">
            <text:p>running servers, existing friendship with the given id</text:p>
          </table:table-cell>
          <table:covered-table-cell/>
          <table:table-cell office:value-type="string" table:number-columns-spanned="2" table:number-rows-spanned="1" table:style-name="ce26">
            <text:p>the friendship with the given id gets soft deleted</text:p>
          </table:table-cell>
          <table:covered-table-cell/>
          <table:table-cell office:value-type="string" table:number-columns-spanned="2" table:number-rows-spanned="1" table:style-name="ce26">
            <text:p>http error 405: method not allowed (bad mapping type used)</text:p>
          </table:table-cell>
          <table:covered-table-cell/>
          <table:table-cell office:value-type="date" office:date-value="2026-02-14T16:17:00" table:number-columns-spanned="2" table:number-rows-spanned="1" table:style-name="ce30">
            <text:p>2026.02.14 16:17</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5">
            <text:p>Failed</text:p>
          </table:table-cell>
          <table:covered-table-cell/>
          <table:table-cell office:value-type="string" table:style-name="ce2">
            <text:p>LF-F-B-05</text:p>
          </table:table-cell>
          <table:table-cell table:number-columns-repeated="16360"/>
        </table:table-row>
        <table:table-row table:style-name="ro33">
          <table:table-cell office:value-type="string" table:number-columns-spanned="3" table:number-rows-spanned="1" table:style-name="ce11">
            <text:p>LF-MT-041</text:p>
          </table:table-cell>
          <table:covered-table-cell table:number-columns-repeated="2"/>
          <table:table-cell office:value-type="string" table:number-columns-spanned="2" table:number-rows-spanned="1" table:style-name="ce26">
            <text:p>Using the API to soft delete a friendship by id (fix)</text:p>
          </table:table-cell>
          <table:covered-table-cell/>
          <table:table-cell office:value-type="string" table:number-columns-spanned="2" table:number-rows-spanned="1" table:style-name="ce22">
            <text:p>1: start the db and backend servers<text:s/></text:p>
            <text:p>2: open Postman<text:s text:c="99"/></text:p>
            <text:p><text:s/>3: send PATCH <text:s/>request to http://localhost:8080/friendships/softDeleteFriendship/{valid id}</text:p>
          </table:table-cell>
          <table:covered-table-cell/>
          <table:table-cell office:value-type="string" table:number-columns-spanned="2" table:number-rows-spanned="1" table:style-name="ce26">
            <text:p>running servers, existing friendship with the given id</text:p>
          </table:table-cell>
          <table:covered-table-cell/>
          <table:table-cell office:value-type="string" table:number-columns-spanned="2" table:number-rows-spanned="1" table:style-name="ce26">
            <text:p>the friendship with the given id gets soft deleted</text:p>
          </table:table-cell>
          <table:covered-table-cell/>
          <table:table-cell office:value-type="string" table:number-columns-spanned="2" table:number-rows-spanned="1" table:style-name="ce26">
            <text:p>the friendship with the given id gets soft deleted</text:p>
          </table:table-cell>
          <table:covered-table-cell/>
          <table:table-cell office:value-type="date" office:date-value="2026-02-14T16:18:00" table:number-columns-spanned="2" table:number-rows-spanned="1" table:style-name="ce30">
            <text:p>2026.02.14 16:18</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office:value-type="string" table:style-name="ce2">
            <text:p>LF-F-B-05</text:p>
          </table:table-cell>
          <table:table-cell table:number-columns-repeated="16360"/>
        </table:table-row>
        <table:table-row table:style-name="ro34">
          <table:table-cell office:value-type="string" table:number-columns-spanned="3" table:number-rows-spanned="1" table:style-name="ce11">
            <text:p>LF-MT-042</text:p>
          </table:table-cell>
          <table:covered-table-cell table:number-columns-repeated="2"/>
          <table:table-cell office:value-type="string" table:number-columns-spanned="2" table:number-rows-spanned="1" table:style-name="ce26">
            <text:p>Using the API to hard delete a friendship by id</text:p>
          </table:table-cell>
          <table:covered-table-cell/>
          <table:table-cell office:value-type="string" table:number-columns-spanned="2" table:number-rows-spanned="1" table:style-name="ce22">
            <text:p>1: start the db and backend servers<text:s/></text:p>
            <text:p>2: open Postman<text:s text:c="99"/></text:p>
            <text:p><text:s/>3: send DELETE <text:s/>request to http://localhost:8080/friendships/hardDeleteFriendship/{valid id}</text:p>
          </table:table-cell>
          <table:covered-table-cell/>
          <table:table-cell office:value-type="string" table:number-columns-spanned="2" table:number-rows-spanned="1" table:style-name="ce26">
            <text:p>running servers, existing friendship with the given id</text:p>
          </table:table-cell>
          <table:covered-table-cell/>
          <table:table-cell office:value-type="string" table:number-columns-spanned="2" table:number-rows-spanned="1" table:style-name="ce26">
            <text:p>the friendship with the given id gets hard deleted</text:p>
          </table:table-cell>
          <table:covered-table-cell/>
          <table:table-cell office:value-type="string" table:number-columns-spanned="2" table:number-rows-spanned="1" table:style-name="ce26">
            <text:p>the friendship with the given id gets hard deleted</text:p>
          </table:table-cell>
          <table:covered-table-cell/>
          <table:table-cell office:value-type="date" office:date-value="2026-02-14T16:21:00" table:number-columns-spanned="2" table:number-rows-spanned="1" table:style-name="ce30">
            <text:p>2026.02.14 16:21</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34">
          <table:table-cell office:value-type="string" table:number-columns-spanned="3" table:number-rows-spanned="1" table:style-name="ce11">
            <text:p>LF-MT-043</text:p>
          </table:table-cell>
          <table:covered-table-cell table:number-columns-repeated="2"/>
          <table:table-cell office:value-type="string" table:number-columns-spanned="2" table:number-rows-spanned="1" table:style-name="ce26">
            <text:p>Using the API to get the JSON objects of all leaderboard positions</text:p>
          </table:table-cell>
          <table:covered-table-cell/>
          <table:table-cell office:value-type="string" table:number-columns-spanned="2" table:number-rows-spanned="1" table:style-name="ce22">
            <text:p>1: start the db and backend servers<text:s/></text:p>
            <text:p>2: open Postman<text:s text:c="99"/></text:p>
            <text:p><text:s/>3: send GET <text:s/>request to http://localhost:8080/leaderboards/</text:p>
          </table:table-cell>
          <table:covered-table-cell/>
          <table:table-cell office:value-type="string" table:number-columns-spanned="2" table:number-rows-spanned="1" table:style-name="ce26">
            <text:p>running servers, existing leaderboards in the db</text:p>
          </table:table-cell>
          <table:covered-table-cell/>
          <table:table-cell office:value-type="string" table:number-columns-spanned="2" table:number-rows-spanned="1" table:style-name="ce26">
            <text:p>the JSON objects of all leaderboards are returned</text:p>
          </table:table-cell>
          <table:covered-table-cell/>
          <table:table-cell office:value-type="string" table:number-columns-spanned="2" table:number-rows-spanned="1" table:style-name="ce26">
            <text:p>the JSON objects of all leaderboards are returned, but there is recursion going on, resulting in a ~30k line response</text:p>
          </table:table-cell>
          <table:covered-table-cell/>
          <table:table-cell office:value-type="date" office:date-value="2026-02-14T16:32:00" table:number-columns-spanned="2" table:number-rows-spanned="1" table:style-name="ce30">
            <text:p>2026.02.14 16:32</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repeated="2" table:style-name="ce1"/>
          <table:table-cell office:value-type="string" table:number-columns-spanned="2" table:number-rows-spanned="1" table:style-name="ce31">
            <text:p>Passed with a bug</text:p>
          </table:table-cell>
          <table:covered-table-cell/>
          <table:table-cell office:value-type="string" table:style-name="ce2">
            <text:p>LF-LB-B-06</text:p>
          </table:table-cell>
          <table:table-cell table:number-columns-repeated="16360"/>
        </table:table-row>
        <table:table-row table:style-name="ro35">
          <table:table-cell office:value-type="string" table:number-columns-spanned="3" table:number-rows-spanned="1" table:style-name="ce11">
            <text:p>LF-MT-043</text:p>
          </table:table-cell>
          <table:covered-table-cell table:number-columns-repeated="2"/>
          <table:table-cell office:value-type="string" table:number-columns-spanned="2" table:number-rows-spanned="1" table:style-name="ce26">
            <text:p>Using the API to get the JSON objects of all leaderboard positions (fix)</text:p>
          </table:table-cell>
          <table:covered-table-cell/>
          <table:table-cell office:value-type="string" table:number-columns-spanned="2" table:number-rows-spanned="1" table:style-name="ce22">
            <text:p>1: start the db and backend servers<text:s/></text:p>
            <text:p>2: open Postman<text:s text:c="99"/></text:p>
            <text:p><text:s/>3: send GET <text:s/>request to http://localhost:8080/leaderboards/</text:p>
          </table:table-cell>
          <table:covered-table-cell/>
          <table:table-cell office:value-type="string" table:number-columns-spanned="2" table:number-rows-spanned="1" table:style-name="ce26">
            <text:p>running servers, existing leaderboards in the db, @JsonIgnore annotations on the relevant connection fields to avoid recursion and unnecessary information</text:p>
          </table:table-cell>
          <table:covered-table-cell/>
          <table:table-cell office:value-type="string" table:number-columns-spanned="2" table:number-rows-spanned="1" table:style-name="ce26">
            <text:p>the JSON objects of all leaderboards are returned</text:p>
          </table:table-cell>
          <table:covered-table-cell/>
          <table:table-cell office:value-type="string" table:number-columns-spanned="2" table:number-rows-spanned="1" table:style-name="ce26">
            <text:p>the JSON objects of all leaderboards are returned</text:p>
          </table:table-cell>
          <table:covered-table-cell/>
          <table:table-cell office:value-type="date" office:date-value="2026-02-14T16:36:00" table:number-columns-spanned="2" table:number-rows-spanned="1" table:style-name="ce30">
            <text:p>2026.02.14 16:36</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office:value-type="string" table:style-name="ce2">
            <text:p>LF-LB-B-06</text:p>
          </table:table-cell>
          <table:table-cell table:number-columns-repeated="16360"/>
        </table:table-row>
        <table:table-row table:style-name="ro36">
          <table:table-cell office:value-type="string" table:number-columns-spanned="3" table:number-rows-spanned="1" table:style-name="ce11">
            <text:p>LF-MT-044</text:p>
          </table:table-cell>
          <table:covered-table-cell table:number-columns-repeated="2"/>
          <table:table-cell office:value-type="string" table:number-columns-spanned="2" table:number-rows-spanned="1" table:style-name="ce26">
            <text:p>Using the API to get the JSON object of a leaderboard position by id</text:p>
          </table:table-cell>
          <table:covered-table-cell/>
          <table:table-cell office:value-type="string" table:number-columns-spanned="2" table:number-rows-spanned="1" table:style-name="ce22">
            <text:p>1: start the db and backend servers<text:s/></text:p>
            <text:p>2: open Postman<text:s text:c="99"/></text:p>
            <text:p><text:s/>3: send GET <text:s/>request to http://localhost:8080/leaderboards/{valid id}</text:p>
          </table:table-cell>
          <table:covered-table-cell/>
          <table:table-cell office:value-type="string" table:number-columns-spanned="2" table:number-rows-spanned="1" table:style-name="ce26">
            <text:p>running servers, existing leaderboard with the given id in the db</text:p>
          </table:table-cell>
          <table:covered-table-cell/>
          <table:table-cell office:value-type="string" table:number-columns-spanned="2" table:number-rows-spanned="1" table:style-name="ce26">
            <text:p>the JSON object of the leaderboard position with the given id is returned</text:p>
          </table:table-cell>
          <table:covered-table-cell/>
          <table:table-cell office:value-type="string" table:number-columns-spanned="2" table:number-rows-spanned="1" table:style-name="ce26">
            <text:p>the JSON object of the leaderboard position with the given id is returned</text:p>
          </table:table-cell>
          <table:covered-table-cell/>
          <table:table-cell office:value-type="date" office:date-value="2026-02-14T16:59:00" table:number-columns-spanned="2" table:number-rows-spanned="1" table:style-name="ce30">
            <text:p>2026.02.14 16:59</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37">
          <table:table-cell office:value-type="string" table:number-columns-spanned="3" table:number-rows-spanned="1" table:style-name="ce11">
            <text:p>LF-MT-045</text:p>
          </table:table-cell>
          <table:covered-table-cell table:number-columns-repeated="2"/>
          <table:table-cell office:value-type="string" table:number-columns-spanned="2" table:number-rows-spanned="1" table:style-name="ce26">
            <text:p>Using the API to get the JSON objects of all leaderboard positions by course id</text:p>
          </table:table-cell>
          <table:covered-table-cell/>
          <table:table-cell office:value-type="string" table:number-columns-spanned="2" table:number-rows-spanned="1" table:style-name="ce22">
            <text:p>1: start the db and backend servers<text:s/></text:p>
            <text:p>2: open Postman<text:s text:c="99"/></text:p>
            <text:p><text:s/>3: send GET <text:s/>request to http://localhost:8080/leaderboards/course/{valid course id}</text:p>
          </table:table-cell>
          <table:covered-table-cell/>
          <table:table-cell office:value-type="string" table:number-columns-spanned="2" table:number-rows-spanned="1" table:style-name="ce26">
            <text:p>running servers, existing leaderboard with the given course id in the db</text:p>
          </table:table-cell>
          <table:covered-table-cell/>
          <table:table-cell office:value-type="string" table:number-columns-spanned="2" table:number-rows-spanned="1" table:style-name="ce26">
            <text:p>the JSON objecst of all leaderboard positions with the given course id are returned</text:p>
          </table:table-cell>
          <table:covered-table-cell/>
          <table:table-cell office:value-type="string" table:number-columns-spanned="2" table:number-rows-spanned="1" table:style-name="ce26">
            <text:p>the JSON objects of all leaderboard positions with the given course id are returned</text:p>
          </table:table-cell>
          <table:covered-table-cell/>
          <table:table-cell office:value-type="date" office:date-value="2026-02-14T17:01:00" table:number-columns-spanned="2" table:number-rows-spanned="1" table:style-name="ce30">
            <text:p>2026.02.14 17:01</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38">
          <table:table-cell office:value-type="string" table:number-columns-spanned="3" table:number-rows-spanned="1" table:style-name="ce11">
            <text:p>LF-MT-046</text:p>
          </table:table-cell>
          <table:covered-table-cell table:number-columns-repeated="2"/>
          <table:table-cell office:value-type="string" table:number-columns-spanned="2" table:number-rows-spanned="1" table:style-name="ce26">
            <text:p>Using the API to get the JSON objects of all leaderboard positions by course and user id</text:p>
          </table:table-cell>
          <table:covered-table-cell/>
          <table:table-cell office:value-type="string" table:number-columns-spanned="2" table:number-rows-spanned="1" table:style-name="ce22">
            <text:p>1: start the db and backend servers<text:s/></text:p>
            <text:p>2: open Postman<text:s text:c="99"/></text:p>
            <text:p><text:s/>3: send GET <text:s/>request to http://localhost:8080/leaderboards/course/{valid course id}/user/{valid user id}</text:p>
          </table:table-cell>
          <table:covered-table-cell/>
          <table:table-cell office:value-type="string" table:number-columns-spanned="2" table:number-rows-spanned="1" table:style-name="ce26">
            <text:p>running servers, existing leaderboard with the given course and user id in the db</text:p>
          </table:table-cell>
          <table:covered-table-cell/>
          <table:table-cell office:value-type="string" table:number-columns-spanned="2" table:number-rows-spanned="1" table:style-name="ce26">
            <text:p>the JSON objecst of all leaderboard positions with the given course and user id are returned</text:p>
          </table:table-cell>
          <table:covered-table-cell/>
          <table:table-cell office:value-type="string" table:number-columns-spanned="2" table:number-rows-spanned="1" table:style-name="ce26">
            <text:p>the JSON objecst of all leaderboard positions with the given course and user id are returned</text:p>
          </table:table-cell>
          <table:covered-table-cell/>
          <table:table-cell office:value-type="date" office:date-value="2026-02-14T17:03:00" table:number-columns-spanned="2" table:number-rows-spanned="1" table:style-name="ce30">
            <text:p>2026.02.14 17:03</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16361"/>
        </table:table-row>
        <table:table-row table:style-name="ro29">
          <table:table-cell office:value-type="string" table:number-columns-spanned="3" table:number-rows-spanned="1" table:style-name="ce11">
            <text:p>LF-MT-047</text:p>
          </table:table-cell>
          <table:covered-table-cell table:number-columns-repeated="2"/>
          <table:table-cell office:value-type="string" table:number-columns-spanned="2" table:number-rows-spanned="1" table:style-name="ce26">
            <text:p>Using the API to get the JSON objects of highest point leaderboard position by course id</text:p>
          </table:table-cell>
          <table:covered-table-cell/>
          <table:table-cell office:value-type="string" table:number-columns-spanned="2" table:number-rows-spanned="1" table:style-name="ce22">
            <text:p>1: start the db and backend servers<text:s/></text:p>
            <text:p>2: open Postman<text:s text:c="99"/></text:p>
            <text:p><text:s/>3: send GET <text:s/>request to http://localhost:8080/leaderboards/course/{valid course id}/highest</text:p>
          </table:table-cell>
          <table:covered-table-cell/>
          <table:table-cell office:value-type="string" table:number-columns-spanned="2" table:number-rows-spanned="1" table:style-name="ce26">
            <text:p>running servers, existing leaderboard with the given course id in the db</text:p>
          </table:table-cell>
          <table:covered-table-cell/>
          <table:table-cell office:value-type="string" table:number-columns-spanned="2" table:number-rows-spanned="1" table:style-name="ce26">
            <text:p>the JSON object of the highest point leaderboard position with the given course id is returned</text:p>
          </table:table-cell>
          <table:covered-table-cell/>
          <table:table-cell office:value-type="string" table:number-columns-spanned="2" table:number-rows-spanned="1" table:style-name="ce26">
            <text:p>the JSON object of the highest point leaderboard position with the given course id is returned</text:p>
          </table:table-cell>
          <table:covered-table-cell/>
          <table:table-cell office:value-type="date" office:date-value="2026-02-14T17:05:00" table:number-columns-spanned="2" table:number-rows-spanned="1" table:style-name="ce30">
            <text:p>2026.02.14 17:05</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16361"/>
        </table:table-row>
        <table:table-row table:style-name="ro39">
          <table:table-cell office:value-type="string" table:number-columns-spanned="3" table:number-rows-spanned="1" table:style-name="ce11">
            <text:p>LF-MT-048</text:p>
          </table:table-cell>
          <table:covered-table-cell table:number-columns-repeated="2"/>
          <table:table-cell office:value-type="string" table:number-columns-spanned="2" table:number-rows-spanned="1" table:style-name="ce26">
            <text:p>Using the API to get the JSON objects of overall highest point leaderboard position</text:p>
          </table:table-cell>
          <table:covered-table-cell/>
          <table:table-cell office:value-type="string" table:number-columns-spanned="2" table:number-rows-spanned="1" table:style-name="ce22">
            <text:p>1: start the db and backend servers<text:s/></text:p>
            <text:p>2: open Postman<text:s text:c="99"/></text:p>
            <text:p><text:s/>3: send GET <text:s/>request to http://localhost:8080/leaderboards/highest</text:p>
          </table:table-cell>
          <table:covered-table-cell/>
          <table:table-cell office:value-type="string" table:number-columns-spanned="2" table:number-rows-spanned="1" table:style-name="ce26">
            <text:p>running servers, existing leaderboard(s) in the db</text:p>
          </table:table-cell>
          <table:covered-table-cell/>
          <table:table-cell office:value-type="string" table:number-columns-spanned="2" table:number-rows-spanned="1" table:style-name="ce26">
            <text:p>the JSON object of the highest point leaderboard position overall is returned</text:p>
          </table:table-cell>
          <table:covered-table-cell/>
          <table:table-cell office:value-type="string" table:number-columns-spanned="2" table:number-rows-spanned="1" table:style-name="ce26">
            <text:p>the JSON object of the highest point leaderboard position overall is returned</text:p>
          </table:table-cell>
          <table:covered-table-cell/>
          <table:table-cell office:value-type="date" office:date-value="2026-02-14T17:06:00" table:number-columns-spanned="2" table:number-rows-spanned="1" table:style-name="ce27">
            <text:p>2026.02.14 17:06</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16361"/>
        </table:table-row>
        <table:table-row table:style-name="ro40">
          <table:table-cell office:value-type="string" table:number-columns-spanned="3" table:number-rows-spanned="1" table:style-name="ce11">
            <text:p>LF-MT-049</text:p>
          </table:table-cell>
          <table:covered-table-cell table:number-columns-repeated="2"/>
          <table:table-cell office:value-type="string" table:number-columns-spanned="2" table:number-rows-spanned="1" table:style-name="ce26">
            <text:p>Using the API to create a leaderboard position</text:p>
          </table:table-cell>
          <table:covered-table-cell/>
          <table:table-cell office:value-type="string" table:number-columns-spanned="2" table:number-rows-spanned="1" table:style-name="ce22">
            <text:p>1: start the db and backend servers<text:s/></text:p>
            <text:p>2: open Postman<text:s text:c="99"/></text:p>
            <text:p>3: fill the request body with valid leaderboard position data <text:s text:c="7"/>4: send POST <text:s/>request to http://localhost:8080/leaderboards/createLeaderboard</text:p>
          </table:table-cell>
          <table:covered-table-cell/>
          <table:table-cell office:value-type="string" table:number-columns-spanned="2" table:number-rows-spanned="1" table:style-name="ce26">
            <text:p>running servers, valid leaderboard position data in the request body</text:p>
          </table:table-cell>
          <table:covered-table-cell/>
          <table:table-cell office:value-type="string" table:number-columns-spanned="2" table:number-rows-spanned="1" table:style-name="ce26">
            <text:p>the JSON object of the newly created leaderboard position is returned</text:p>
          </table:table-cell>
          <table:covered-table-cell/>
          <table:table-cell office:value-type="string" table:number-columns-spanned="2" table:number-rows-spanned="1" table:style-name="ce26">
            <text:p>the JSON object of the newly created leaderboard position is returned</text:p>
          </table:table-cell>
          <table:covered-table-cell/>
          <table:table-cell office:value-type="date" office:date-value="2026-02-14T17:10:00" table:number-columns-spanned="2" table:number-rows-spanned="1" table:style-name="ce30">
            <text:p>2026.02.14 17:1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16361"/>
        </table:table-row>
        <table:table-row table:style-name="ro41">
          <table:table-cell office:value-type="string" table:number-columns-spanned="3" table:number-rows-spanned="1" table:style-name="ce11">
            <text:p>LF-MT-050</text:p>
          </table:table-cell>
          <table:covered-table-cell table:number-columns-repeated="2"/>
          <table:table-cell office:value-type="string" table:number-columns-spanned="2" table:number-rows-spanned="1" table:style-name="ce26">
            <text:p>Using the API to update <text:s/>a leaderboard position</text:p>
          </table:table-cell>
          <table:covered-table-cell/>
          <table:table-cell office:value-type="string" table:number-columns-spanned="2" table:number-rows-spanned="1" table:style-name="ce22">
            <text:p>1: start the db and backend servers<text:s/></text:p>
            <text:p>2: open Postman<text:s text:c="99"/></text:p>
            <text:p>3: fill the request body with valid leaderboard position data <text:s text:c="25"/>4: send PUT <text:s/>request to http://localhost:8080/leaderboards/updateLeaderboard/{valid id}</text:p>
          </table:table-cell>
          <table:covered-table-cell/>
          <table:table-cell office:value-type="string" table:number-columns-spanned="2" table:number-rows-spanned="1" table:style-name="ce26">
            <text:p>running servers, valid leaderboard position data in the request body</text:p>
          </table:table-cell>
          <table:covered-table-cell/>
          <table:table-cell office:value-type="string" table:number-columns-spanned="2" table:number-rows-spanned="1" table:style-name="ce26">
            <text:p>the JSON object of the updated leaderboard position is returned</text:p>
          </table:table-cell>
          <table:covered-table-cell/>
          <table:table-cell office:value-type="string" table:number-columns-spanned="2" table:number-rows-spanned="1" table:style-name="ce26">
            <text:p>the JSON object of the updated leaderboard position is returned</text:p>
          </table:table-cell>
          <table:covered-table-cell/>
          <table:table-cell office:value-type="date" office:date-value="2026-02-14T17:15:00" table:number-columns-spanned="2" table:number-rows-spanned="1" table:style-name="ce30">
            <text:p>2026.02.14 17:15</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16361"/>
        </table:table-row>
        <table:table-row table:style-name="ro42">
          <table:table-cell office:value-type="string" table:number-columns-spanned="3" table:number-rows-spanned="1" table:style-name="ce11">
            <text:p>LF-MT-051</text:p>
          </table:table-cell>
          <table:covered-table-cell table:number-columns-repeated="2"/>
          <table:table-cell office:value-type="string" table:number-columns-spanned="2" table:number-rows-spanned="1" table:style-name="ce26">
            <text:p>Using the API to soft delete a leaderboard position</text:p>
          </table:table-cell>
          <table:covered-table-cell/>
          <table:table-cell office:value-type="string" table:number-columns-spanned="2" table:number-rows-spanned="1" table:style-name="ce22">
            <text:p>1: start the db and backend servers<text:s/></text:p>
            <text:p>2: open Postman<text:s text:c="99"/></text:p>
            <text:p><text:s/>3: send PATCH request to http://localhost:8080/leaderboards/softDeleteLeaderboard/{valid id}</text:p>
          </table:table-cell>
          <table:covered-table-cell/>
          <table:table-cell office:value-type="string" table:number-columns-spanned="2" table:number-rows-spanned="1" table:style-name="ce26">
            <text:p>running servers, valid leaderboard id</text:p>
          </table:table-cell>
          <table:covered-table-cell/>
          <table:table-cell office:value-type="string" table:number-columns-spanned="2" table:number-rows-spanned="1" table:style-name="ce26">
            <text:p>the JSON object of the soft deleted leaderboard position is returned</text:p>
          </table:table-cell>
          <table:covered-table-cell/>
          <table:table-cell office:value-type="string" table:number-columns-spanned="2" table:number-rows-spanned="1" table:style-name="ce26">
            <text:p>the JSON object of the soft deleted leaderboard position is returned</text:p>
          </table:table-cell>
          <table:covered-table-cell/>
          <table:table-cell office:value-type="date" office:date-value="2026-02-14T19:17:00" table:number-columns-spanned="2" table:number-rows-spanned="1" table:style-name="ce32">
            <text:p>2026.02.14 19:17</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16361"/>
        </table:table-row>
        <table:table-row table:style-name="ro43">
          <table:table-cell office:value-type="string" table:number-columns-spanned="3" table:number-rows-spanned="1" table:style-name="ce11">
            <text:p>LF-MT-052</text:p>
          </table:table-cell>
          <table:covered-table-cell table:number-columns-repeated="2"/>
          <table:table-cell office:value-type="string" table:number-columns-spanned="2" table:number-rows-spanned="1" table:style-name="ce26">
            <text:p>Using the API to hard delete a leaderboard position</text:p>
          </table:table-cell>
          <table:covered-table-cell/>
          <table:table-cell office:value-type="string" table:number-columns-spanned="2" table:number-rows-spanned="1" table:style-name="ce22">
            <text:p>1: start the db and backend servers<text:s/></text:p>
            <text:p>2: open Postman<text:s text:c="99"/></text:p>
            <text:p><text:s/>3: send DELETE request to http://localhost:8080/leaderboards/hardDeleteLeaderboard/{valid id}</text:p>
          </table:table-cell>
          <table:covered-table-cell/>
          <table:table-cell office:value-type="string" table:number-columns-spanned="2" table:number-rows-spanned="1" table:style-name="ce26">
            <text:p>running servers, valid leaderboard id</text:p>
          </table:table-cell>
          <table:covered-table-cell/>
          <table:table-cell office:value-type="string" table:number-columns-spanned="2" table:number-rows-spanned="1" table:style-name="ce33">
            <text:p>the leaderboard position with the given id is deleted from the db and a System.out message is printed on the console</text:p>
          </table:table-cell>
          <table:covered-table-cell/>
          <table:table-cell office:value-type="string" table:number-columns-spanned="2" table:number-rows-spanned="1" table:style-name="ce33">
            <text:p>the leaderboard position with the given id is deleted from the db and a System.out message is printed on the console</text:p>
          </table:table-cell>
          <table:covered-table-cell/>
          <table:table-cell office:value-type="date" office:date-value="2026-02-14T19:20:00" table:number-columns-spanned="2" table:number-rows-spanned="1" table:style-name="ce32">
            <text:p>2026.02.14 19:2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14">
          <table:table-cell office:value-type="string" table:number-columns-spanned="3" table:number-rows-spanned="1" table:style-name="ce11">
            <text:p>LF-MT-053</text:p>
          </table:table-cell>
          <table:covered-table-cell table:number-columns-repeated="2"/>
          <table:table-cell office:value-type="string" table:number-columns-spanned="2" table:number-rows-spanned="1" table:style-name="ce26">
            <text:p>Using the API to get the JSON objects of all lessons</text:p>
          </table:table-cell>
          <table:covered-table-cell/>
          <table:table-cell office:value-type="string" table:number-columns-spanned="2" table:number-rows-spanned="1" table:style-name="ce22">
            <text:p>1: start the db and backend servers<text:s/></text:p>
            <text:p>2: open Postman<text:s text:c="99"/></text:p>
            <text:p><text:s/>3: send GET request to http://localhost:8080/lessons/</text:p>
          </table:table-cell>
          <table:covered-table-cell/>
          <table:table-cell office:value-type="string" table:number-columns-spanned="2" table:number-rows-spanned="1" table:style-name="ce26">
            <text:p>running servers, existing lessons in the db</text:p>
          </table:table-cell>
          <table:covered-table-cell/>
          <table:table-cell office:value-type="string" table:number-columns-spanned="2" table:number-rows-spanned="1" table:style-name="ce33">
            <text:p>the JSON objects of all existing lessons are returned</text:p>
          </table:table-cell>
          <table:covered-table-cell/>
          <table:table-cell office:value-type="string" table:number-columns-spanned="2" table:number-rows-spanned="1" table:style-name="ce33">
            <text:p>the JSON objects of all existing lessons are returned</text:p>
          </table:table-cell>
          <table:covered-table-cell/>
          <table:table-cell office:value-type="date" office:date-value="2026-02-14T19:21:00" table:number-columns-spanned="2" table:number-rows-spanned="1" table:style-name="ce32">
            <text:p>2026.02.14 19:21</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44">
          <table:table-cell office:value-type="string" table:number-columns-spanned="3" table:number-rows-spanned="1" table:style-name="ce11">
            <text:p>LF-MT-054</text:p>
          </table:table-cell>
          <table:covered-table-cell table:number-columns-repeated="2"/>
          <table:table-cell office:value-type="string" table:number-columns-spanned="2" table:number-rows-spanned="1" table:style-name="ce26">
            <text:p>Using the API to get the JSON objects of a lesson by id</text:p>
          </table:table-cell>
          <table:covered-table-cell/>
          <table:table-cell office:value-type="string" table:number-columns-spanned="2" table:number-rows-spanned="1" table:style-name="ce22">
            <text:p>1: start the db and backend servers<text:s/></text:p>
            <text:p>2: open Postman<text:s text:c="99"/></text:p>
            <text:p><text:s/>3: send GET request to http://localhost:8080/lessons/{valid id}</text:p>
          </table:table-cell>
          <table:covered-table-cell/>
          <table:table-cell office:value-type="string" table:number-columns-spanned="2" table:number-rows-spanned="1" table:style-name="ce26">
            <text:p>running servers, existing lesson with given id in the db</text:p>
          </table:table-cell>
          <table:covered-table-cell/>
          <table:table-cell office:value-type="string" table:number-columns-spanned="2" table:number-rows-spanned="1" table:style-name="ce33">
            <text:p>the JSON object of a lesson with the given id is returned</text:p>
          </table:table-cell>
          <table:covered-table-cell/>
          <table:table-cell office:value-type="string" table:number-columns-spanned="2" table:number-rows-spanned="1" table:style-name="ce33">
            <text:p>the JSON object of a lesson with the given id is returned</text:p>
          </table:table-cell>
          <table:covered-table-cell/>
          <table:table-cell office:value-type="date" office:date-value="2026-02-14T19:23:00" table:number-columns-spanned="2" table:number-rows-spanned="1" table:style-name="ce32">
            <text:p>2026.02.14 19:23</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38">
          <table:table-cell office:value-type="string" table:number-columns-spanned="3" table:number-rows-spanned="1" table:style-name="ce11">
            <text:p>LF-MT-055</text:p>
          </table:table-cell>
          <table:covered-table-cell table:number-columns-repeated="2"/>
          <table:table-cell office:value-type="string" table:number-columns-spanned="2" table:number-rows-spanned="1" table:style-name="ce26">
            <text:p>Using the API to update a lesson</text:p>
          </table:table-cell>
          <table:covered-table-cell/>
          <table:table-cell office:value-type="string" table:number-columns-spanned="2" table:number-rows-spanned="1" table:style-name="ce22">
            <text:p>1: start the db and backend servers<text:s/></text:p>
            <text:p>2: open Postman <text:s text:c="133"/>3: fill the request body with valid lesson data<text:s text:c="96"/></text:p>
            <text:p>4: send PUT request to http://localhost:8080/lessons/updateLesson/{valid id}</text:p>
          </table:table-cell>
          <table:covered-table-cell/>
          <table:table-cell office:value-type="string" table:number-columns-spanned="2" table:number-rows-spanned="1" table:style-name="ce26">
            <text:p>running servers, existing lesson with given id in the db, valid lesson data in the request body</text:p>
          </table:table-cell>
          <table:covered-table-cell/>
          <table:table-cell office:value-type="string" table:number-columns-spanned="2" table:number-rows-spanned="1" table:style-name="ce33">
            <text:p>the JSON object of the updated lesson is returned</text:p>
          </table:table-cell>
          <table:covered-table-cell/>
          <table:table-cell office:value-type="string" table:number-columns-spanned="2" table:number-rows-spanned="1" table:style-name="ce33">
            <text:p>the JSON object of the updated lesson is returned</text:p>
          </table:table-cell>
          <table:covered-table-cell/>
          <table:table-cell office:value-type="date" office:date-value="2026-02-14T19:26:00" table:number-columns-spanned="2" table:number-rows-spanned="1" table:style-name="ce32">
            <text:p>2026.02.14 19:26</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45">
          <table:table-cell office:value-type="string" table:number-columns-spanned="3" table:number-rows-spanned="1" table:style-name="ce11">
            <text:p>LF-MT-056</text:p>
          </table:table-cell>
          <table:covered-table-cell table:number-columns-repeated="2"/>
          <table:table-cell office:value-type="string" table:number-columns-spanned="2" table:number-rows-spanned="1" table:style-name="ce26">
            <text:p>Using the API to soft delete a lesson</text:p>
          </table:table-cell>
          <table:covered-table-cell/>
          <table:table-cell office:value-type="string" table:number-columns-spanned="2" table:number-rows-spanned="1" table:style-name="ce22">
            <text:p>1: start the db and backend servers<text:s/></text:p>
            <text:p>2: open Postman <text:s text:c="133"/>3: fill the request body with valid lesson data<text:s text:c="96"/></text:p>
            <text:p>4: send PATCH request to http://localhost:8080/lessons/softDeleteLesson/{valid id}</text:p>
          </table:table-cell>
          <table:covered-table-cell/>
          <table:table-cell office:value-type="string" table:number-columns-spanned="2" table:number-rows-spanned="1" table:style-name="ce26">
            <text:p>running servers, existing lesson with given id in the db</text:p>
          </table:table-cell>
          <table:covered-table-cell/>
          <table:table-cell office:value-type="string" table:number-columns-spanned="2" table:number-rows-spanned="1" table:style-name="ce33">
            <text:p>the JSON object of the soft deleted lesson is returned</text:p>
          </table:table-cell>
          <table:covered-table-cell/>
          <table:table-cell office:value-type="string" table:number-columns-spanned="2" table:number-rows-spanned="1" table:style-name="ce33">
            <text:p>the JSON object of the soft deleted lesson is returned</text:p>
          </table:table-cell>
          <table:covered-table-cell/>
          <table:table-cell office:value-type="date" office:date-value="2026-02-14T19:30:00" table:number-columns-spanned="2" table:number-rows-spanned="1" table:style-name="ce32">
            <text:p>2026.02.14 19:3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17">
          <table:table-cell office:value-type="string" table:number-columns-spanned="3" table:number-rows-spanned="1" table:style-name="ce11">
            <text:p>LF-MT-057</text:p>
          </table:table-cell>
          <table:covered-table-cell table:number-columns-repeated="2"/>
          <table:table-cell office:value-type="string" table:number-columns-spanned="2" table:number-rows-spanned="1" table:style-name="ce26">
            <text:p>Using the API to restore a soft deleted lesson</text:p>
          </table:table-cell>
          <table:covered-table-cell/>
          <table:table-cell office:value-type="string" table:number-columns-spanned="2" table:number-rows-spanned="1" table:style-name="ce22">
            <text:p>1: start the db and backend servers<text:s/></text:p>
            <text:p>2: open Postman <text:s text:c="133"/>3: fill the request body with valid lesson data<text:s text:c="96"/></text:p>
            <text:p>4: send PATCH request to http://localhost:8080/lessons/restoreLesson/{valid id}</text:p>
          </table:table-cell>
          <table:covered-table-cell/>
          <table:table-cell office:value-type="string" table:number-columns-spanned="2" table:number-rows-spanned="1" table:style-name="ce26">
            <text:p>running servers, existing lesson with given id in the db</text:p>
          </table:table-cell>
          <table:covered-table-cell/>
          <table:table-cell office:value-type="string" table:number-columns-spanned="2" table:number-rows-spanned="1" table:style-name="ce33">
            <text:p>the JSON object of the restored lesson is returned</text:p>
          </table:table-cell>
          <table:covered-table-cell/>
          <table:table-cell office:value-type="string" table:number-columns-spanned="2" table:number-rows-spanned="1" table:style-name="ce33">
            <text:p>the JSON object of the restored lesson is returned</text:p>
          </table:table-cell>
          <table:covered-table-cell/>
          <table:table-cell office:value-type="date" office:date-value="2026-02-14T19:33:00" table:number-columns-spanned="2" table:number-rows-spanned="1" table:style-name="ce32">
            <text:p>2026.02.14 19:33</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46">
          <table:table-cell office:value-type="string" table:number-columns-spanned="3" table:number-rows-spanned="1" table:style-name="ce11">
            <text:p>LF-MT-058</text:p>
          </table:table-cell>
          <table:covered-table-cell table:number-columns-repeated="2"/>
          <table:table-cell office:value-type="string" table:number-columns-spanned="2" table:number-rows-spanned="1" table:style-name="ce26">
            <text:p>Using the API to hard delete a lesson</text:p>
          </table:table-cell>
          <table:covered-table-cell/>
          <table:table-cell office:value-type="string" table:number-columns-spanned="2" table:number-rows-spanned="1" table:style-name="ce22">
            <text:p>1: start the db and backend servers<text:s/></text:p>
            <text:p>2: open Postman <text:s text:c="133"/>3: fill the request body with valid lesson data<text:s text:c="96"/></text:p>
            <text:p>4: send DELETE request to http://localhost:8080/lessons/hardDeleteLesson/{valid id}</text:p>
          </table:table-cell>
          <table:covered-table-cell/>
          <table:table-cell office:value-type="string" table:number-columns-spanned="2" table:number-rows-spanned="1" table:style-name="ce26">
            <text:p>running servers, existing lesson with given id in the db</text:p>
          </table:table-cell>
          <table:covered-table-cell/>
          <table:table-cell office:value-type="string" table:number-columns-spanned="2" table:number-rows-spanned="1" table:style-name="ce33">
            <text:p>the lesson with the given id is deleted from the db and a message is returned</text:p>
          </table:table-cell>
          <table:covered-table-cell/>
          <table:table-cell office:value-type="string" table:number-columns-spanned="2" table:number-rows-spanned="1" table:style-name="ce33">
            <text:p>the lesson with the given id is deleted from the db and a message is returned</text:p>
          </table:table-cell>
          <table:covered-table-cell/>
          <table:table-cell office:value-type="date" office:date-value="2026-02-14T19:36:00" table:number-columns-spanned="2" table:number-rows-spanned="1" table:style-name="ce32">
            <text:p>2026.02.14 19:36</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47">
          <table:table-cell office:value-type="string" table:number-columns-spanned="3" table:number-rows-spanned="1" table:style-name="ce11">
            <text:p>LF-MT-059</text:p>
          </table:table-cell>
          <table:covered-table-cell table:number-columns-repeated="2"/>
          <table:table-cell office:value-type="string" table:number-columns-spanned="2" table:number-rows-spanned="1" table:style-name="ce26">
            <text:p>Using the API to get all lesson progresses</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8">
          <table:table-cell office:value-type="string" table:number-columns-spanned="3" table:number-rows-spanned="1" table:style-name="ce11">
            <text:p>LF-MT-060</text:p>
          </table:table-cell>
          <table:covered-table-cell table:number-columns-repeated="2"/>
          <table:table-cell office:value-type="string" table:number-columns-spanned="2" table:number-rows-spanned="1" table:style-name="ce26">
            <text:p>Using the API to get a lesson progress by id</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8">
          <table:table-cell office:value-type="string" table:number-columns-spanned="3" table:number-rows-spanned="1" table:style-name="ce11">
            <text:p>LF-MT-061</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8">
          <table:table-cell office:value-type="string" table:number-columns-spanned="3" table:number-rows-spanned="1" table:style-name="ce11">
            <text:p>LF-MT-062</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8">
          <table:table-cell office:value-type="string" table:number-columns-spanned="3" table:number-rows-spanned="1" table:style-name="ce11">
            <text:p>LF-MT-063</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8">
          <table:table-cell office:value-type="string" table:number-columns-spanned="3" table:number-rows-spanned="1" table:style-name="ce11">
            <text:p>LF-MT-064</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8">
          <table:table-cell office:value-type="string" table:number-columns-spanned="3" table:number-rows-spanned="1" table:style-name="ce11">
            <text:p>LF-MT-065</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8">
          <table:table-cell office:value-type="string" table:number-columns-spanned="3" table:number-rows-spanned="1" table:style-name="ce11">
            <text:p>LF-MT-066</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8">
          <table:table-cell office:value-type="string" table:number-columns-spanned="3" table:number-rows-spanned="1" table:style-name="ce11">
            <text:p>LF-MT-067</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8">
          <table:table-cell office:value-type="string" table:number-columns-spanned="3" table:number-rows-spanned="1" table:style-name="ce11">
            <text:p>LF-MT-068</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8">
          <table:table-cell office:value-type="string" table:number-columns-spanned="3" table:number-rows-spanned="1" table:style-name="ce11">
            <text:p>LF-MT-069</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8">
          <table:table-cell office:value-type="string" table:number-columns-spanned="3" table:number-rows-spanned="1" table:style-name="ce11">
            <text:p>LF-MT-070</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8">
          <table:table-cell office:value-type="string" table:number-columns-spanned="3" table:number-rows-spanned="1" table:style-name="ce11">
            <text:p>LF-MT-071</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8">
          <table:table-cell office:value-type="string" table:number-columns-spanned="3" table:number-rows-spanned="1" table:style-name="ce11">
            <text:p>LF-MT-072</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8">
          <table:table-cell office:value-type="string" table:number-columns-spanned="3" table:number-rows-spanned="1" table:style-name="ce11">
            <text:p>LF-MT-073</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8">
          <table:table-cell office:value-type="string" table:number-columns-spanned="3" table:number-rows-spanned="1" table:style-name="ce11">
            <text:p>LF-MT-074</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8">
          <table:table-cell office:value-type="string" table:number-columns-spanned="3" table:number-rows-spanned="1" table:style-name="ce11">
            <text:p>LF-MT-075</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8">
          <table:table-cell office:value-type="string" table:number-columns-spanned="3" table:number-rows-spanned="1" table:style-name="ce11">
            <text:p>LF-MT-076</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8">
          <table:table-cell office:value-type="string" table:number-columns-spanned="3" table:number-rows-spanned="1" table:style-name="ce11">
            <text:p>LF-MT-077</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8">
          <table:table-cell office:value-type="string" table:number-columns-spanned="3" table:number-rows-spanned="1" table:style-name="ce11">
            <text:p>LF-MT-078</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8">
          <table:table-cell office:value-type="string" table:number-columns-spanned="3" table:number-rows-spanned="1" table:style-name="ce11">
            <text:p>LF-MT-079</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8">
          <table:table-cell office:value-type="string" table:number-columns-spanned="3" table:number-rows-spanned="1" table:style-name="ce11">
            <text:p>LF-MT-080</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8">
          <table:table-cell office:value-type="string" table:number-columns-spanned="3" table:number-rows-spanned="1" table:style-name="ce11">
            <text:p>LF-MT-081</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8">
          <table:table-cell office:value-type="string" table:number-columns-spanned="3" table:number-rows-spanned="1" table:style-name="ce11">
            <text:p>LF-MT-082</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8">
          <table:table-cell office:value-type="string" table:number-columns-spanned="3" table:number-rows-spanned="1" table:style-name="ce11">
            <text:p>LF-MT-083</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8">
          <table:table-cell office:value-type="string" table:number-columns-spanned="3" table:number-rows-spanned="1" table:style-name="ce11">
            <text:p>LF-MT-084</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8">
          <table:table-cell office:value-type="string" table:number-columns-spanned="3" table:number-rows-spanned="1" table:style-name="ce11">
            <text:p>LF-MT-085</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8">
          <table:table-cell office:value-type="string" table:number-columns-spanned="3" table:number-rows-spanned="1" table:style-name="ce11">
            <text:p>LF-MT-086</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8">
          <table:table-cell office:value-type="string" table:number-columns-spanned="3" table:number-rows-spanned="1" table:style-name="ce11">
            <text:p>LF-MT-087</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8">
          <table:table-cell office:value-type="string" table:number-columns-spanned="3" table:number-rows-spanned="1" table:style-name="ce11">
            <text:p>LF-MT-088</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8">
          <table:table-cell office:value-type="string" table:number-columns-spanned="3" table:number-rows-spanned="1" table:style-name="ce11">
            <text:p>LF-MT-089</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8">
          <table:table-cell office:value-type="string" table:number-columns-spanned="3" table:number-rows-spanned="1" table:style-name="ce11">
            <text:p>LF-MT-090</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8">
          <table:table-cell office:value-type="string" table:number-columns-spanned="3" table:number-rows-spanned="1" table:style-name="ce11">
            <text:p>LF-MT-091</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8">
          <table:table-cell office:value-type="string" table:number-columns-spanned="3" table:number-rows-spanned="1" table:style-name="ce11">
            <text:p>LF-MT-092</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8">
          <table:table-cell office:value-type="string" table:number-columns-spanned="3" table:number-rows-spanned="1" table:style-name="ce11">
            <text:p>LF-MT-093</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8">
          <table:table-cell office:value-type="string" table:number-columns-spanned="3" table:number-rows-spanned="1" table:style-name="ce11">
            <text:p>LF-MT-094</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8">
          <table:table-cell office:value-type="string" table:number-columns-spanned="3" table:number-rows-spanned="1" table:style-name="ce11">
            <text:p>LF-MT-095</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8">
          <table:table-cell office:value-type="string" table:number-columns-spanned="3" table:number-rows-spanned="1" table:style-name="ce11">
            <text:p>LF-MT-096</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8">
          <table:table-cell office:value-type="string" table:number-columns-spanned="3" table:number-rows-spanned="1" table:style-name="ce11">
            <text:p>LF-MT-097</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8">
          <table:table-cell office:value-type="string" table:number-columns-spanned="3" table:number-rows-spanned="1" table:style-name="ce11">
            <text:p>LF-MT-098</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8">
          <table:table-cell office:value-type="string" table:number-columns-spanned="3" table:number-rows-spanned="1" table:style-name="ce11">
            <text:p>LF-MT-099</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8">
          <table:table-cell office:value-type="string" table:number-columns-spanned="3" table:number-rows-spanned="1" table:style-name="ce11">
            <text:p>LF-MT-100</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8">
          <table:table-cell office:value-type="string" table:number-columns-spanned="3" table:number-rows-spanned="1" table:style-name="ce11">
            <text:p>LF-MT-101</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8">
          <table:table-cell office:value-type="string" table:number-columns-spanned="3" table:number-rows-spanned="1" table:style-name="ce11">
            <text:p>LF-MT-102</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8">
          <table:table-cell office:value-type="string" table:number-columns-spanned="3" table:number-rows-spanned="1" table:style-name="ce11">
            <text:p>LF-MT-103</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8">
          <table:table-cell office:value-type="string" table:number-columns-spanned="3" table:number-rows-spanned="1" table:style-name="ce11">
            <text:p>LF-MT-104</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8">
          <table:table-cell office:value-type="string" table:number-columns-spanned="3" table:number-rows-spanned="1" table:style-name="ce11">
            <text:p>LF-MT-105</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8">
          <table:table-cell office:value-type="string" table:number-columns-spanned="3" table:number-rows-spanned="1" table:style-name="ce11">
            <text:p>LF-MT-106</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8">
          <table:table-cell office:value-type="string" table:number-columns-spanned="3" table:number-rows-spanned="1" table:style-name="ce11">
            <text:p>LF-MT-107</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8">
          <table:table-cell office:value-type="string" table:number-columns-spanned="3" table:number-rows-spanned="1" table:style-name="ce11">
            <text:p>LF-MT-108</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8">
          <table:table-cell office:value-type="string" table:number-columns-spanned="3" table:number-rows-spanned="1" table:style-name="ce11">
            <text:p>LF-MT-109</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8">
          <table:table-cell office:value-type="string" table:number-columns-spanned="3" table:number-rows-spanned="1" table:style-name="ce11">
            <text:p>LF-MT-110</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8">
          <table:table-cell office:value-type="string" table:number-columns-spanned="3" table:number-rows-spanned="1" table:style-name="ce11">
            <text:p>LF-MT-111</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8">
          <table:table-cell office:value-type="string" table:number-columns-spanned="3" table:number-rows-spanned="1" table:style-name="ce11">
            <text:p>LF-MT-112</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8">
          <table:table-cell office:value-type="string" table:number-columns-spanned="3" table:number-rows-spanned="1" table:style-name="ce11">
            <text:p>LF-MT-113</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8">
          <table:table-cell office:value-type="string" table:number-columns-spanned="3" table:number-rows-spanned="1" table:style-name="ce11">
            <text:p>LF-MT-114</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8">
          <table:table-cell office:value-type="string" table:number-columns-spanned="3" table:number-rows-spanned="1" table:style-name="ce11">
            <text:p>LF-MT-115</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8">
          <table:table-cell office:value-type="string" table:number-columns-spanned="3" table:number-rows-spanned="1" table:style-name="ce11">
            <text:p>LF-MT-116</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8">
          <table:table-cell office:value-type="string" table:number-columns-spanned="3" table:number-rows-spanned="1" table:style-name="ce11">
            <text:p>LF-MT-117</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8">
          <table:table-cell office:value-type="string" table:number-columns-spanned="3" table:number-rows-spanned="1" table:style-name="ce11">
            <text:p>LF-MT-118</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8">
          <table:table-cell office:value-type="string" table:number-columns-spanned="3" table:number-rows-spanned="1" table:style-name="ce11">
            <text:p>LF-MT-119</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8">
          <table:table-cell office:value-type="string" table:number-columns-spanned="3" table:number-rows-spanned="1" table:style-name="ce11">
            <text:p>LF-MT-120</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8">
          <table:table-cell office:value-type="string" table:number-columns-spanned="3" table:number-rows-spanned="1" table:style-name="ce11">
            <text:p>LF-MT-121</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8">
          <table:table-cell office:value-type="string" table:number-columns-spanned="3" table:number-rows-spanned="1" table:style-name="ce11">
            <text:p>LF-MT-122</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8">
          <table:table-cell office:value-type="string" table:number-columns-spanned="3" table:number-rows-spanned="1" table:style-name="ce11">
            <text:p>LF-MT-123</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8">
          <table:table-cell office:value-type="string" table:number-columns-spanned="3" table:number-rows-spanned="1" table:style-name="ce11">
            <text:p>LF-MT-124</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8">
          <table:table-cell office:value-type="string" table:number-columns-spanned="3" table:number-rows-spanned="1" table:style-name="ce11">
            <text:p>LF-MT-125</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8">
          <table:table-cell office:value-type="string" table:number-columns-spanned="3" table:number-rows-spanned="1" table:style-name="ce11">
            <text:p>LF-MT-126</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8">
          <table:table-cell office:value-type="string" table:number-columns-spanned="3" table:number-rows-spanned="1" table:style-name="ce11">
            <text:p>LF-MT-127</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8">
          <table:table-cell office:value-type="string" table:number-columns-spanned="3" table:number-rows-spanned="1" table:style-name="ce11">
            <text:p>LF-MT-128</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8">
          <table:table-cell office:value-type="string" table:number-columns-spanned="3" table:number-rows-spanned="1" table:style-name="ce11">
            <text:p>LF-MT-129</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8">
          <table:table-cell office:value-type="string" table:number-columns-spanned="3" table:number-rows-spanned="1" table:style-name="ce11">
            <text:p>LF-MT-130</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8">
          <table:table-cell office:value-type="string" table:number-columns-spanned="3" table:number-rows-spanned="1" table:style-name="ce11">
            <text:p>LF-MT-131</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8">
          <table:table-cell office:value-type="string" table:number-columns-spanned="3" table:number-rows-spanned="1" table:style-name="ce11">
            <text:p>LF-MT-132</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8">
          <table:table-cell office:value-type="string" table:number-columns-spanned="3" table:number-rows-spanned="1" table:style-name="ce11">
            <text:p>LF-MT-133</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8">
          <table:table-cell office:value-type="string" table:number-columns-spanned="3" table:number-rows-spanned="1" table:style-name="ce11">
            <text:p>LF-MT-134</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8">
          <table:table-cell office:value-type="string" table:number-columns-spanned="3" table:number-rows-spanned="1" table:style-name="ce11">
            <text:p>LF-MT-135</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8">
          <table:table-cell office:value-type="string" table:number-columns-spanned="3" table:number-rows-spanned="1" table:style-name="ce11">
            <text:p>LF-MT-136</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8">
          <table:table-cell office:value-type="string" table:number-columns-spanned="3" table:number-rows-spanned="1" table:style-name="ce11">
            <text:p>LF-MT-137</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8">
          <table:table-cell office:value-type="string" table:number-columns-spanned="3" table:number-rows-spanned="1" table:style-name="ce11">
            <text:p>LF-MT-138</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8">
          <table:table-cell office:value-type="string" table:number-columns-spanned="3" table:number-rows-spanned="1" table:style-name="ce11">
            <text:p>LF-MT-139</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8">
          <table:table-cell office:value-type="string" table:number-columns-spanned="3" table:number-rows-spanned="1" table:style-name="ce11">
            <text:p>LF-MT-140</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8">
          <table:table-cell office:value-type="string" table:number-columns-spanned="3" table:number-rows-spanned="1" table:style-name="ce11">
            <text:p>LF-MT-141</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8">
          <table:table-cell office:value-type="string" table:number-columns-spanned="3" table:number-rows-spanned="1" table:style-name="ce11">
            <text:p>LF-MT-142</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8">
          <table:table-cell office:value-type="string" table:number-columns-spanned="3" table:number-rows-spanned="1" table:style-name="ce11">
            <text:p>LF-MT-143</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8">
          <table:table-cell office:value-type="string" table:number-columns-spanned="3" table:number-rows-spanned="1" table:style-name="ce11">
            <text:p>LF-MT-144</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8">
          <table:table-cell office:value-type="string" table:number-columns-spanned="3" table:number-rows-spanned="1" table:style-name="ce11">
            <text:p>LF-MT-145</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8">
          <table:table-cell office:value-type="string" table:number-columns-spanned="3" table:number-rows-spanned="1" table:style-name="ce11">
            <text:p>LF-MT-146</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8">
          <table:table-cell office:value-type="string" table:number-columns-spanned="3" table:number-rows-spanned="1" table:style-name="ce11">
            <text:p>LF-MT-147</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8">
          <table:table-cell office:value-type="string" table:number-columns-spanned="3" table:number-rows-spanned="1" table:style-name="ce11">
            <text:p>LF-MT-148</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8">
          <table:table-cell office:value-type="string" table:number-columns-spanned="3" table:number-rows-spanned="1" table:style-name="ce11">
            <text:p>LF-MT-149</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8">
          <table:table-cell office:value-type="string" table:number-columns-spanned="3" table:number-rows-spanned="1" table:style-name="ce11">
            <text:p>LF-MT-150</text:p>
          </table:table-cell>
          <table:covered-table-cell table:number-columns-repeated="2"/>
          <table:table-cell table:number-columns-spanned="2" table:number-rows-spanned="1" table:style-name="ce20"/>
          <table:covered-table-cell/>
          <table:table-cell table:number-columns-repeated="2" table:style-name="ce1"/>
          <table:table-cell table:number-columns-repeated="2" table:style-name="ce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8">
          <table:table-cell table:number-columns-repeated="3" table:style-name="ce2"/>
          <table:table-cell table:number-columns-repeated="4" table:style-name="ce1"/>
          <table:table-cell table:number-columns-repeated="2" table:style-name="ce2"/>
          <table:table-cell table:style-name="ce1"/>
          <table:table-cell table:number-columns-repeated="3" table:style-name="ce2"/>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8">
          <table:table-cell table:number-columns-repeated="3" table:style-name="ce2"/>
          <table:table-cell table:number-columns-repeated="4" table:style-name="ce1"/>
          <table:table-cell table:number-columns-repeated="2" table:style-name="ce2"/>
          <table:table-cell table:style-name="ce1"/>
          <table:table-cell table:number-columns-repeated="5" table:style-name="ce2"/>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8">
          <table:table-cell table:number-columns-repeated="3" table:style-name="ce2"/>
          <table:table-cell table:number-columns-repeated="4" table:style-name="ce1"/>
          <table:table-cell table:number-columns-repeated="2" table:style-name="ce2"/>
          <table:table-cell table:style-name="ce1"/>
          <table:table-cell table:number-columns-repeated="5" table:style-name="ce2"/>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48">
          <table:table-cell table:number-columns-repeated="3" table:style-name="ce2"/>
          <table:table-cell table:number-columns-repeated="4" table:style-name="ce1"/>
          <table:table-cell table:number-columns-repeated="2" table:style-name="ce2"/>
          <table:table-cell table:style-name="ce1"/>
          <table:table-cell table:number-columns-repeated="9" table:style-name="ce2"/>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number-rows-repeated="1048419" table:style-name="ro48">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office:font-face-decls>
  <office:styles>
    <number:number-style style:name="N0">
      <number:number number:min-integer-digits="1"/>
    </number:number-style>
    <number:date-style style:name="N27">
      <number:year number:style="long"/>
      <number:text>.</number:text>
      <number:month number:style="long"/>
      <number:text>.</number:text>
      <number:day number:style="long"/>
      <number:text> </number:text>
      <number:hours/>
      <number:text>:</number:text>
      <number:minutes number:style="long"/>
    </number:date-style>
    <number:date-style style:name="N36">
      <number:year number:style="long"/>
      <number:text>.</number:text>
      <number:month number:style="long"/>
      <number:text>.</number:text>
      <number:day number:style="long"/>
      <number:text> </number:text>
      <number:hours/>
      <number:text>:</number:text>
      <number:minutes number:style="long"/>
    </number:date-style>
    <style:style style:name="Default" style:family="table-cell" style:data-style-name="N0">
      <style:table-cell-properties style:vertical-align="automatic" fo:background-color="transparent"/>
      <style:text-properties fo:color="#000000" style:font-name="Aptos Narrow" style:font-name-asian="Aptos Narrow" style:font-name-complex="Aptos Narrow" fo:font-size="11pt" style:font-size-asian="11pt" style:font-size-complex="11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7932</meta:generator>
    <meta:initial-creator>Ádám Morelli</meta:initial-creator>
    <dc:creator>Ádám Morelli</dc:creator>
    <meta:creation-date>2026-01-08T12:56:27Z</meta:creation-date>
    <dc:date>2026-02-14T18:39:45Z</dc:date>
  </office:meta>
</office:document-meta>
</file>